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Ubuntu Mono" svg:font-family="Ubuntu Mono" style:font-family-generic="modern" style:font-pitch="fixed"/>
    <style:font-face style:name="Nunito" svg:font-family="Nuni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ListParagraph" style:list-style-name="LFO1" style:family="paragraph"/>
    <style:style style:name="P4" style:parent-style-name="ListParagraph" style:family="paragraph">
      <style:text-properties style:font-name="Segoe UI" style:font-name-complex="Segoe UI" fo:color="#374151" fo:background-color="#F7F7F8"/>
    </style:style>
    <style:style style:name="P5" style:parent-style-name="ListParagraph" style:family="paragraph">
      <style:text-properties style:font-name="Segoe UI" style:font-name-complex="Segoe UI" fo:color="#374151" fo:background-color="#F7F7F8"/>
    </style:style>
    <style:style style:name="P6" style:parent-style-name="ListParagraph" style:list-style-name="LFO1" style:family="paragraph"/>
    <style:style style:name="P7" style:parent-style-name="ListParagraph" style:family="paragraph">
      <style:text-properties style:font-name="Segoe UI" style:font-name-complex="Segoe UI" fo:color="#374151" fo:background-color="#F7F7F8"/>
    </style:style>
    <style:style style:name="P8" style:parent-style-name="NormalWeb" style:family="paragraph">
      <style:paragraph-properties fo:border="0.0034in solid #D9D9E3" fo:padding-top="0in" fo:padding-left="0.0694in" fo:padding-bottom="0in" fo:padding-right="0in" style:shadow="none" fo:margin-top="0in" fo:margin-bottom="0in" fo:margin-left="0.5in" fo:background-color="#F7F7F8">
        <style:tab-stops/>
      </style:paragraph-properties>
      <style:text-properties style:font-name="Segoe UI" style:font-name-complex="Segoe UI" fo:color="#374151"/>
    </style:style>
    <style:style style:name="P9" style:parent-style-name="NormalWeb" style:family="paragraph">
      <style:paragraph-properties fo:border="0.0034in solid #D9D9E3" fo:padding-top="0in" fo:padding-left="0.0694in" fo:padding-bottom="0in" fo:padding-right="0in" style:shadow="none" fo:margin-top="0in" fo:margin-bottom="0in" fo:margin-left="0.5in" fo:background-color="#F7F7F8">
        <style:tab-stops/>
      </style:paragraph-properties>
      <style:text-properties style:font-name="Segoe UI" style:font-name-complex="Segoe UI" fo:color="#374151"/>
    </style:style>
    <style:style style:name="P10" style:parent-style-name="ListParagraph" style:list-style-name="LFO1" style:family="paragraph"/>
    <style:style style:name="T11" style:parent-style-name="DefaultParagraphFont" style:family="text">
      <style:text-properties style:font-name="Arial" style:font-name-complex="Arial" fo:color="#202124" fo:background-color="#FFFFFF"/>
    </style:style>
    <style:style style:name="T12" style:parent-style-name="DefaultParagraphFont" style:family="text">
      <style:text-properties style:font-name="Arial" style:font-name-complex="Arial" fo:color="#040C28"/>
    </style:style>
    <style:style style:name="T13" style:parent-style-name="DefaultParagraphFont" style:family="text">
      <style:text-properties style:font-name="Arial" style:font-name-complex="Arial" fo:color="#040C28"/>
    </style:style>
    <style:style style:name="T14" style:parent-style-name="DefaultParagraphFont" style:family="text">
      <style:text-properties style:font-name="Arial" style:font-name-complex="Arial" fo:color="#202124" fo:background-color="#FFFFFF"/>
    </style:style>
    <style:style style:name="T15" style:parent-style-name="DefaultParagraphFont" style:family="text">
      <style:text-properties style:font-name="Georgia" fo:color="#292929" fo:letter-spacing="-0.0006in" fo:font-size="15pt" style:font-size-asian="15pt" style:font-size-complex="15pt" fo:background-color="#FFFFFF"/>
    </style:style>
    <style:style style:name="T16" style:parent-style-name="DefaultParagraphFont" style:family="text">
      <style:text-properties style:font-name="Georgia" fo:color="#292929" fo:letter-spacing="-0.0006in" fo:background-color="#FFFFFF"/>
    </style:style>
    <style:style style:name="T17" style:parent-style-name="DefaultParagraphFont" style:family="text">
      <style:text-properties style:font-name="Georgia" fo:color="#292929" fo:letter-spacing="-0.0006in" fo:background-color="#FFFFFF"/>
    </style:style>
    <style:style style:name="P18" style:parent-style-name="ListParagraph" style:family="paragraph">
      <style:text-properties style:font-name="Georgia" fo:color="#292929" fo:letter-spacing="-0.0006in" fo:background-color="#FFFFFF"/>
    </style:style>
    <style:style style:name="P19" style:parent-style-name="ListParagraph" style:family="paragraph">
      <style:text-properties style:font-name="Arial" style:font-name-complex="Arial" fo:color="#202124" fo:background-color="#FFFFFF"/>
    </style:style>
    <style:style style:name="P20" style:parent-style-name="ListParagraph" style:family="paragraph">
      <style:text-properties style:font-name="Arial" style:font-name-complex="Arial" fo:color="#202124" fo:background-color="#FFFFFF"/>
    </style:style>
    <style:style style:name="T21" style:parent-style-name="DefaultParagraphFont" style:family="text">
      <style:text-properties style:font-name="Georgia" fo:color="#292929" fo:letter-spacing="-0.0006in" fo:background-color="#FFFFFF"/>
    </style:style>
    <style:style style:name="T22" style:parent-style-name="DefaultParagraphFont" style:family="text">
      <style:text-properties style:font-name="Georgia" fo:color="#292929" fo:letter-spacing="-0.0006in" fo:background-color="#FFFFFF"/>
    </style:style>
    <style:style style:name="P23" style:parent-style-name="ListParagraph" style:family="paragraph">
      <style:text-properties style:font-name="Arial" style:font-name-complex="Arial" fo:color="#202124" fo:background-color="#FFFFFF"/>
    </style:style>
    <style:style style:name="T24" style:parent-style-name="DefaultParagraphFont" style:family="text">
      <style:text-properties style:font-name="Georgia" fo:color="#292929" fo:letter-spacing="-0.0006in" fo:font-size="12pt" style:font-size-asian="12pt" style:font-size-complex="12pt" fo:background-color="#FFFFFF"/>
    </style:style>
    <style:style style:name="P25" style:parent-style-name="ListParagraph" style:family="paragraph">
      <style:text-properties style:font-name="Arial" style:font-name-complex="Arial" fo:color="#202124" fo:background-color="#FFFFFF"/>
    </style:style>
    <style:style style:name="P26" style:parent-style-name="ListParagraph" style:family="paragraph">
      <style:text-properties style:font-name="Arial" style:font-name-complex="Arial" fo:color="#202124" fo:background-color="#FFFFFF"/>
    </style:style>
    <style:style style:name="P27" style:parent-style-name="ListParagraph" style:family="paragraph">
      <style:text-properties style:font-name="Arial" style:font-name-complex="Arial" fo:color="#202124" fo:background-color="#FFFFFF"/>
    </style:style>
    <style:style style:name="P28" style:parent-style-name="ListParagraph" style:family="paragraph">
      <style:text-properties style:font-name="Arial" style:font-name-complex="Arial" fo:color="#202124" fo:background-color="#FFFFFF"/>
    </style:style>
    <style:style style:name="P29" style:parent-style-name="ListParagraph" style:family="paragraph">
      <style:text-properties style:font-name="Arial" style:font-name-complex="Arial" fo:color="#202124" fo:background-color="#FFFFFF"/>
    </style:style>
    <style:style style:name="P30" style:parent-style-name="ListParagraph" style:family="paragraph">
      <style:text-properties style:font-name="Arial" style:font-name-complex="Arial" fo:color="#202124" fo:background-color="#FFFFFF"/>
    </style:style>
    <style:style style:name="P31" style:parent-style-name="ListParagraph" style:family="paragraph">
      <style:text-properties style:font-name="Arial" style:font-name-complex="Arial" fo:color="#202124" fo:background-color="#FFFFFF"/>
    </style:style>
    <style:style style:name="P32" style:parent-style-name="ListParagraph" style:family="paragraph">
      <style:text-properties style:font-name="Arial" style:font-name-complex="Arial" fo:color="#202124" fo:background-color="#FFFFFF"/>
    </style:style>
    <style:style style:name="T33" style:parent-style-name="DefaultParagraphFont" style:family="text">
      <style:text-properties style:font-name="Georgia" fo:color="#292929" fo:letter-spacing="-0.0006in" fo:background-color="#FFFFFF"/>
    </style:style>
    <style:style style:name="T34" style:parent-style-name="DefaultParagraphFont" style:family="text">
      <style:text-properties style:font-name="Georgia" fo:color="#292929" fo:letter-spacing="-0.0006in" fo:background-color="#FFFFFF"/>
    </style:style>
    <style:style style:name="T35" style:parent-style-name="Emphasis" style:family="text">
      <style:text-properties style:font-name="Georgia" fo:color="#292929" fo:letter-spacing="-0.0006in" fo:background-color="#FFFFFF"/>
    </style:style>
    <style:style style:name="T36" style:parent-style-name="DefaultParagraphFont" style:family="text">
      <style:text-properties style:font-name="Georgia" fo:color="#292929" fo:letter-spacing="-0.0006in" fo:background-color="#FFFFFF"/>
    </style:style>
    <style:style style:name="T37" style:parent-style-name="Emphasis" style:family="text">
      <style:text-properties style:font-name="Georgia" fo:color="#292929" fo:letter-spacing="-0.0006in" fo:background-color="#FFFFFF"/>
    </style:style>
    <style:style style:name="T38" style:parent-style-name="DefaultParagraphFont" style:family="text">
      <style:text-properties style:font-name="Georgia" fo:color="#292929" fo:letter-spacing="-0.0006in" fo:background-color="#FFFFFF"/>
    </style:style>
    <style:style style:name="T39" style:parent-style-name="DefaultParagraphFont" style:family="text">
      <style:text-properties style:font-name="Georgia" fo:color="#292929" fo:letter-spacing="-0.0006in" fo:background-color="#FFFFFF"/>
    </style:style>
    <style:style style:name="P40" style:parent-style-name="ListParagraph" style:family="paragraph">
      <style:text-properties style:font-name="Georgia" fo:color="#292929" fo:letter-spacing="-0.0006in" fo:background-color="#FFFFFF"/>
    </style:style>
    <style:style style:name="P41" style:parent-style-name="ListParagraph" style:family="paragraph">
      <style:text-properties style:font-name="Arial" style:font-name-complex="Arial" fo:color="#202124" fo:background-color="#FFFFFF"/>
    </style:style>
    <style:style style:name="T42" style:parent-style-name="DefaultParagraphFont" style:family="text">
      <style:text-properties style:font-name="Georgia" fo:color="#292929" fo:letter-spacing="-0.0006in" fo:font-size="12pt" style:font-size-asian="12pt" style:font-size-complex="12pt" fo:background-color="#FFFFFF"/>
    </style:style>
    <style:style style:name="T43" style:parent-style-name="DefaultParagraphFont" style:family="text">
      <style:text-properties style:font-name="Georgia" fo:color="#292929" fo:letter-spacing="-0.0006in" fo:font-size="12pt" style:font-size-asian="12pt" style:font-size-complex="12pt" fo:background-color="#FFFFFF"/>
    </style:style>
    <style:style style:name="P44" style:parent-style-name="ListParagraph" style:family="paragraph">
      <style:text-properties style:font-name="Arial" style:font-name-complex="Arial" fo:color="#202124" fo:background-color="#FFFFFF"/>
    </style:style>
    <style:style style:name="P45" style:parent-style-name="ListParagraph" style:family="paragraph">
      <style:text-properties style:font-name="Arial" style:font-name-complex="Arial" fo:color="#202124" fo:background-color="#FFFFFF"/>
    </style:style>
    <style:style style:name="P46" style:parent-style-name="ListParagraph" style:family="paragraph">
      <style:text-properties style:font-name="Arial" style:font-name-complex="Arial" fo:color="#202124" fo:background-color="#FFFFFF"/>
    </style:style>
    <style:style style:name="P47" style:parent-style-name="ListParagraph" style:family="paragraph">
      <style:text-properties style:font-name="Arial" style:font-name-complex="Arial" fo:color="#202124" fo:background-color="#FFFFFF"/>
    </style:style>
    <style:style style:name="P48" style:parent-style-name="ListParagraph" style:family="paragraph">
      <style:text-properties style:font-name="Arial" style:font-name-complex="Arial" fo:color="#202124" fo:background-color="#FFFFFF"/>
    </style:style>
    <style:style style:name="P49" style:parent-style-name="ListParagraph" style:family="paragraph">
      <style:text-properties style:font-name="Arial" style:font-name-complex="Arial" fo:color="#202124" fo:background-color="#FFFFFF"/>
    </style:style>
    <style:style style:name="P50" style:parent-style-name="ListParagraph" style:family="paragraph">
      <style:text-properties style:font-name="Arial" style:font-name-complex="Arial" fo:color="#202124" fo:background-color="#FFFFFF"/>
    </style:style>
    <style:style style:name="P51" style:parent-style-name="ListParagraph" style:family="paragraph">
      <style:text-properties style:font-name="Georgia" fo:color="#292929" fo:letter-spacing="-0.0006in" fo:background-color="#FFFFFF"/>
    </style:style>
    <style:style style:name="P52" style:parent-style-name="ListParagraph" style:family="paragraph">
      <style:text-properties style:font-name="Georgia" fo:color="#292929" fo:letter-spacing="-0.0006in" fo:background-color="#FFFFFF"/>
    </style:style>
    <style:style style:name="T53" style:parent-style-name="DefaultParagraphFont" style:family="text">
      <style:text-properties style:font-name="Georgia" fo:color="#292929" fo:letter-spacing="-0.0006in" fo:background-color="#FFFFFF"/>
    </style:style>
    <style:style style:name="T54" style:parent-style-name="DefaultParagraphFont" style:family="text">
      <style:text-properties style:font-name="Georgia" fo:color="#292929" fo:letter-spacing="-0.0006in" fo:background-color="#FFFFFF"/>
    </style:style>
    <style:style style:name="T55" style:parent-style-name="Strong" style:family="text">
      <style:text-properties style:font-name="Georgia" fo:color="#292929" fo:letter-spacing="-0.0006in" fo:background-color="#FFFFFF"/>
    </style:style>
    <style:style style:name="T56" style:parent-style-name="DefaultParagraphFont" style:family="text">
      <style:text-properties style:font-name="Georgia" fo:color="#292929" fo:letter-spacing="-0.0006in" fo:background-color="#FFFFFF"/>
    </style:style>
    <style:style style:name="T57" style:parent-style-name="Strong" style:family="text">
      <style:text-properties style:font-name="Georgia" fo:color="#292929" fo:letter-spacing="-0.0006in" fo:background-color="#FFFFFF"/>
    </style:style>
    <style:style style:name="T58" style:parent-style-name="DefaultParagraphFont" style:family="text">
      <style:text-properties style:font-name="Georgia" fo:color="#292929" fo:letter-spacing="-0.0006in" fo:background-color="#FFFFFF"/>
    </style:style>
    <style:style style:name="T59" style:parent-style-name="HTMLCode" style:family="text">
      <style:text-properties style:font-name-asian="Calibri" fo:color="#292929" fo:letter-spacing="-0.0006in" fo:font-size="11pt" style:font-size-asian="11pt" style:font-size-complex="11pt" fo:background-color="#F2F2F2"/>
    </style:style>
    <style:style style:name="T60" style:parent-style-name="DefaultParagraphFont" style:family="text">
      <style:text-properties style:font-name="Georgia" fo:color="#292929" fo:letter-spacing="-0.0006in" fo:background-color="#FFFFFF"/>
    </style:style>
    <style:style style:name="T61" style:parent-style-name="HTMLCode" style:family="text">
      <style:text-properties style:font-name-asian="Calibri" fo:color="#292929" fo:letter-spacing="-0.0006in" fo:font-size="11pt" style:font-size-asian="11pt" style:font-size-complex="11pt" fo:background-color="#F2F2F2"/>
    </style:style>
    <style:style style:name="T62" style:parent-style-name="DefaultParagraphFont" style:family="text">
      <style:text-properties style:font-name="Georgia" fo:color="#292929" fo:letter-spacing="-0.0006in" fo:background-color="#FFFFFF"/>
    </style:style>
    <style:style style:name="P63" style:parent-style-name="ListParagraph" style:family="paragraph">
      <style:text-properties style:font-name="Georgia" fo:color="#292929" fo:letter-spacing="-0.0006in" fo:background-color="#FFFFFF"/>
    </style:style>
    <style:style style:name="T64" style:parent-style-name="DefaultParagraphFont" style:family="text">
      <style:text-properties style:font-name="Georgia" fo:color="#292929" fo:letter-spacing="-0.0006in" fo:background-color="#FFFFFF"/>
    </style:style>
    <style:style style:name="T65" style:parent-style-name="HTMLCode" style:family="text">
      <style:text-properties style:font-name-asian="Calibri" fo:color="#292929" fo:letter-spacing="-0.0006in" fo:font-size="11pt" style:font-size-asian="11pt" style:font-size-complex="11pt" fo:background-color="#F2F2F2"/>
    </style:style>
    <style:style style:name="T66" style:parent-style-name="DefaultParagraphFont" style:family="text">
      <style:text-properties style:font-name="Georgia" fo:color="#292929" fo:letter-spacing="-0.0006in" fo:background-color="#FFFFFF"/>
    </style:style>
    <style:style style:name="T67" style:parent-style-name="Emphasis" style:family="text">
      <style:text-properties style:font-name="Georgia" fo:color="#292929" fo:letter-spacing="-0.0006in" fo:background-color="#FFFFFF"/>
    </style:style>
    <style:style style:name="T68" style:parent-style-name="DefaultParagraphFont" style:family="text">
      <style:text-properties style:font-name="Georgia" fo:color="#292929" fo:letter-spacing="-0.0006in" fo:background-color="#FFFFFF"/>
    </style:style>
    <style:style style:name="T69" style:parent-style-name="DefaultParagraphFont" style:family="text">
      <style:text-properties style:font-name="Georgia" fo:color="#292929" fo:letter-spacing="-0.0006in" fo:background-color="#FFFFFF"/>
    </style:style>
    <style:style style:name="T70" style:parent-style-name="DefaultParagraphFont" style:family="text">
      <style:text-properties style:font-name="Georgia" fo:color="#292929" fo:letter-spacing="-0.0006in" fo:font-size="15pt" style:font-size-asian="15pt" style:font-size-complex="15pt" fo:background-color="#FFFFFF"/>
    </style:style>
    <style:style style:name="P71" style:parent-style-name="ListParagraph" style:family="paragraph">
      <style:text-properties style:font-name="Georgia" fo:color="#292929" fo:letter-spacing="-0.0006in" fo:font-size="15pt" style:font-size-asian="15pt" style:font-size-complex="15pt" fo:background-color="#FFFFFF"/>
    </style:style>
    <style:style style:name="P72" style:parent-style-name="pw-post-body-paragraph" style:family="paragraph">
      <style:paragraph-properties fo:margin-top="0.3333in" fo:margin-bottom="0in" style:line-height-at-least="0.3333in"/>
      <style:text-properties style:font-name="Georgia" fo:color="#292929" fo:letter-spacing="-0.0006in" fo:font-size="11pt" style:font-size-asian="11pt" style:font-size-complex="11pt"/>
    </style:style>
    <style:style style:name="P73" style:parent-style-name="mk" style:list-style-name="LFO2" style:family="paragraph">
      <style:paragraph-properties fo:margin-top="0.3333in" fo:margin-bottom="0in" style:line-height-at-least="0.3333in" fo:margin-left="0.8125in">
        <style:tab-stops>
          <style:tab-stop style:type="left" style:position="-0.3125in"/>
        </style:tab-stops>
      </style:paragraph-properties>
      <style:text-properties style:font-name="Georgia" fo:color="#292929" fo:letter-spacing="-0.0006in" fo:font-size="11pt" style:font-size-asian="11pt" style:font-size-complex="11pt"/>
    </style:style>
    <style:style style:name="P74" style:parent-style-name="mk" style:list-style-name="LFO2" style:family="paragraph">
      <style:paragraph-properties fo:margin-top="0.175in" fo:margin-bottom="0in" style:line-height-at-least="0.3333in" fo:margin-left="0.8125in">
        <style:tab-stops>
          <style:tab-stop style:type="left" style:position="-0.3125in"/>
        </style:tab-stops>
      </style:paragraph-properties>
      <style:text-properties style:font-name="Georgia" fo:color="#292929" fo:letter-spacing="-0.0006in" fo:font-size="11pt" style:font-size-asian="11pt" style:font-size-complex="11pt"/>
    </style:style>
    <style:style style:name="P75" style:parent-style-name="mk" style:list-style-name="LFO2" style:family="paragraph">
      <style:paragraph-properties fo:margin-top="0.175in" fo:margin-bottom="0in" style:line-height-at-least="0.3333in" fo:margin-left="0.8125in">
        <style:tab-stops>
          <style:tab-stop style:type="left" style:position="-0.3125in"/>
        </style:tab-stops>
      </style:paragraph-properties>
    </style:style>
    <style:style style:name="T76" style:parent-style-name="HTMLCode" style:family="text">
      <style:text-properties fo:color="#292929" fo:letter-spacing="-0.0006in" fo:font-size="11pt" style:font-size-asian="11pt" style:font-size-complex="11pt" fo:background-color="#F2F2F2"/>
    </style:style>
    <style:style style:name="T77" style:parent-style-name="DefaultParagraphFont" style:family="text">
      <style:text-properties style:font-name="Georgia" fo:color="#292929" fo:letter-spacing="-0.0006in" fo:font-size="11pt" style:font-size-asian="11pt" style:font-size-complex="11pt"/>
    </style:style>
    <style:style style:name="P78" style:parent-style-name="pw-post-body-paragraph" style:family="paragraph">
      <style:paragraph-properties fo:margin-top="0.3333in" fo:margin-bottom="0in" style:line-height-at-least="0.3333in"/>
      <style:text-properties style:font-name="Georgia" fo:color="#292929" fo:letter-spacing="-0.0006in" fo:font-size="11pt" style:font-size-asian="11pt" style:font-size-complex="11pt"/>
    </style:style>
    <style:style style:name="P79" style:parent-style-name="ListParagraph" style:family="paragraph">
      <style:text-properties style:font-name="Arial" style:font-name-complex="Arial" fo:color="#202124" fo:background-color="#FFFFFF"/>
    </style:style>
    <style:style style:name="P80" style:parent-style-name="Normal" style:family="paragraph">
      <style:text-properties style:font-name="Georgia" fo:color="#292929" fo:letter-spacing="-0.0006in" fo:background-color="#FFFFFF"/>
    </style:style>
    <style:style style:name="T81" style:parent-style-name="DefaultParagraphFont" style:family="text">
      <style:text-properties style:font-name="Georgia" fo:color="#292929" fo:letter-spacing="-0.0006in" fo:background-color="#FFFFFF"/>
    </style:style>
    <style:style style:name="T82" style:parent-style-name="HTMLCode" style:family="text">
      <style:text-properties style:font-name-asian="Calibri" fo:color="#292929" fo:letter-spacing="-0.0006in" fo:font-size="11pt" style:font-size-asian="11pt" style:font-size-complex="11pt" fo:background-color="#F2F2F2"/>
    </style:style>
    <style:style style:name="T83" style:parent-style-name="DefaultParagraphFont" style:family="text">
      <style:text-properties style:font-name="Georgia" fo:color="#292929" fo:letter-spacing="-0.0006in" fo:background-color="#FFFFFF"/>
    </style:style>
    <style:style style:name="P84" style:parent-style-name="Normal" style:family="paragraph">
      <style:text-properties style:font-name="Georgia" fo:color="#292929" fo:letter-spacing="-0.0006in" fo:background-color="#FFFFFF"/>
    </style:style>
    <style:style style:name="P85" style:parent-style-name="Normal" style:family="paragraph">
      <style:text-properties style:font-name="Georgia" fo:color="#292929" fo:letter-spacing="-0.0006in" fo:background-color="#FFFFFF"/>
    </style:style>
    <style:style style:name="P86" style:parent-style-name="Normal" style:family="paragraph">
      <style:text-properties style:font-name="Georgia" fo:color="#292929" fo:letter-spacing="-0.0006in" fo:background-color="#FFFFFF"/>
    </style:style>
    <style:style style:name="P87" style:parent-style-name="Normal" style:family="paragraph">
      <style:text-properties style:font-name="Georgia" fo:color="#292929" fo:letter-spacing="-0.0006in" fo:background-color="#FFFFFF"/>
    </style:style>
    <style:style style:name="P88" style:parent-style-name="Normal" style:family="paragraph">
      <style:text-properties style:font-name="Georgia" fo:color="#292929" fo:letter-spacing="-0.0006in" fo:background-color="#FFFFFF"/>
    </style:style>
    <style:style style:name="P89" style:parent-style-name="Normal" style:family="paragraph">
      <style:text-properties style:font-name="Georgia" fo:color="#292929" fo:letter-spacing="-0.0006in" fo:background-color="#FFFFFF"/>
    </style:style>
    <style:style style:name="P90" style:parent-style-name="Normal" style:family="paragraph">
      <style:text-properties style:font-name="Georgia" fo:color="#292929" fo:letter-spacing="-0.0006in" fo:background-color="#FFFFFF"/>
    </style:style>
    <style:style style:name="P91" style:parent-style-name="Normal" style:family="paragraph">
      <style:text-properties style:font-name="Georgia" fo:color="#292929" fo:letter-spacing="-0.0006in" fo:background-color="#FFFFFF"/>
    </style:style>
    <style:style style:name="P92" style:parent-style-name="Normal" style:family="paragraph">
      <style:text-properties style:font-name="Georgia" fo:color="#292929" fo:letter-spacing="-0.0006in" fo:background-color="#FFFFFF"/>
    </style:style>
    <style:style style:name="P93" style:parent-style-name="Normal" style:family="paragraph">
      <style:text-properties style:font-name="Georgia" fo:color="#292929" fo:letter-spacing="-0.0006in" fo:background-color="#FFFFFF"/>
    </style:style>
    <style:style style:name="P94" style:parent-style-name="Normal" style:family="paragraph">
      <style:text-properties style:font-name="Georgia" fo:color="#292929" fo:letter-spacing="-0.0006in" fo:background-color="#FFFFFF"/>
    </style:style>
    <style:style style:name="P95" style:parent-style-name="Normal" style:family="paragraph">
      <style:text-properties style:font-name="Georgia" fo:color="#292929" fo:letter-spacing="-0.0006in" fo:background-color="#FFFFFF"/>
    </style:style>
    <style:style style:name="P96" style:parent-style-name="Normal" style:family="paragraph">
      <style:text-properties style:font-name="Georgia" fo:color="#292929" fo:letter-spacing="-0.0006in" fo:background-color="#FFFFFF"/>
    </style:style>
    <style:style style:name="P97" style:parent-style-name="Normal" style:family="paragraph">
      <style:text-properties style:font-name="Georgia" fo:color="#292929" fo:letter-spacing="-0.0006in" fo:background-color="#FFFFFF"/>
    </style:style>
    <style:style style:name="P98" style:parent-style-name="Normal" style:family="paragraph">
      <style:text-properties style:font-name="Georgia" fo:color="#292929" fo:letter-spacing="-0.0006in" fo:background-color="#FFFFFF"/>
    </style:style>
    <style:style style:name="P99" style:parent-style-name="Normal" style:family="paragraph">
      <style:text-properties style:font-name="Georgia" fo:color="#292929" fo:letter-spacing="-0.0006in" fo:background-color="#FFFFFF"/>
    </style:style>
    <style:style style:name="P100" style:parent-style-name="Normal" style:family="paragraph">
      <style:text-properties style:font-name="Georgia" fo:color="#292929" fo:letter-spacing="-0.0006in" fo:background-color="#FFFFFF"/>
    </style:style>
    <style:style style:name="P101" style:parent-style-name="Normal" style:family="paragraph">
      <style:text-properties style:font-name="Georgia" fo:color="#292929" fo:letter-spacing="-0.0006in" fo:background-color="#FFFFFF"/>
    </style:style>
    <style:style style:name="P102" style:parent-style-name="Normal" style:family="paragraph">
      <style:text-properties style:font-name="Georgia" fo:color="#292929" fo:letter-spacing="-0.0006in" fo:background-color="#FFFFFF"/>
    </style:style>
    <style:style style:name="P103" style:parent-style-name="Normal" style:family="paragraph">
      <style:text-properties style:font-name="Georgia" fo:color="#292929" fo:letter-spacing="-0.0006in" fo:background-color="#FFFFFF"/>
    </style:style>
    <style:style style:name="P104" style:parent-style-name="Normal" style:family="paragraph">
      <style:text-properties style:font-name="Georgia" fo:color="#292929" fo:letter-spacing="-0.0006in" fo:background-color="#FFFFFF"/>
    </style:style>
    <style:style style:name="P105" style:parent-style-name="pw-post-body-paragraph" style:family="paragraph">
      <style:paragraph-properties fo:margin-top="0.3333in" fo:margin-bottom="0in" style:line-height-at-least="0.3333in" fo:background-color="#FFFFFF"/>
    </style:style>
    <style:style style:name="T106" style:parent-style-name="DefaultParagraphFont" style:family="text">
      <style:text-properties style:font-name="Georgia" fo:color="#292929" fo:letter-spacing="-0.0006in" fo:font-size="11pt" style:font-size-asian="11pt" style:font-size-complex="11pt"/>
    </style:style>
    <style:style style:name="T107" style:parent-style-name="HTMLCode" style:family="text">
      <style:text-properties fo:color="#292929" fo:letter-spacing="-0.0006in" fo:font-size="11pt" style:font-size-asian="11pt" style:font-size-complex="11pt" fo:background-color="#F2F2F2"/>
    </style:style>
    <style:style style:name="T108" style:parent-style-name="DefaultParagraphFont" style:family="text">
      <style:text-properties style:font-name="Georgia" fo:color="#292929" fo:letter-spacing="-0.0006in" fo:font-size="11pt" style:font-size-asian="11pt" style:font-size-complex="11pt"/>
    </style:style>
    <style:style style:name="T109" style:parent-style-name="HTMLCode" style:family="text">
      <style:text-properties fo:color="#292929" fo:letter-spacing="-0.0006in" fo:font-size="11pt" style:font-size-asian="11pt" style:font-size-complex="11pt" fo:background-color="#F2F2F2"/>
    </style:style>
    <style:style style:name="T110" style:parent-style-name="DefaultParagraphFont" style:family="text">
      <style:text-properties style:font-name="Georgia" fo:color="#292929" fo:letter-spacing="-0.0006in" fo:font-size="11pt" style:font-size-asian="11pt" style:font-size-complex="11pt"/>
    </style:style>
    <style:style style:name="T111" style:parent-style-name="DefaultParagraphFont" style:family="text">
      <style:text-properties style:font-name="Georgia" fo:color="#292929" fo:letter-spacing="-0.0006in" fo:font-size="11pt" style:font-size-asian="11pt" style:font-size-complex="11pt"/>
    </style:style>
    <style:style style:name="P112"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3"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4"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5"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6"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7"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8"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19"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0"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1"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2"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3"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4"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5"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6"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7"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8"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29"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30"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31"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style:style>
    <style:style style:name="P132" style:parent-style-name="pw-post-body-paragraph" style:family="paragraph">
      <style:paragraph-properties fo:margin-top="0.3333in" fo:margin-bottom="0in" style:line-height-at-least="0.3333in" fo:background-color="#FFFFFF"/>
    </style:style>
    <style:style style:name="T133" style:parent-style-name="DefaultParagraphFont" style:family="text">
      <style:text-properties style:font-name="Georgia" fo:color="#292929" fo:letter-spacing="-0.0006in" fo:font-size="11pt" style:font-size-asian="11pt" style:font-size-complex="11pt" fo:background-color="#FFFFFF"/>
    </style:style>
    <style:style style:name="T134" style:parent-style-name="HTMLCode" style:family="text">
      <style:text-properties fo:color="#292929" fo:letter-spacing="-0.0006in" fo:font-size="11pt" style:font-size-asian="11pt" style:font-size-complex="11pt" fo:background-color="#F2F2F2"/>
    </style:style>
    <style:style style:name="T135" style:parent-style-name="Strong" style:family="text">
      <style:text-properties style:font-name="Georgia" fo:color="#292929" fo:letter-spacing="-0.0006in" fo:font-size="11pt" style:font-size-asian="11pt" style:font-size-complex="11pt" fo:background-color="#FFFFFF"/>
    </style:style>
    <style:style style:name="T136" style:parent-style-name="DefaultParagraphFont" style:family="text">
      <style:text-properties style:font-name="Georgia" fo:color="#292929" fo:letter-spacing="-0.0006in" fo:font-size="11pt" style:font-size-asian="11pt" style:font-size-complex="11pt" fo:background-color="#FFFFFF"/>
    </style:style>
    <style:style style:name="T137" style:parent-style-name="DefaultParagraphFont" style:family="text">
      <style:text-properties style:font-name="Georgia" fo:color="#292929" fo:letter-spacing="-0.0006in" fo:font-size="11pt" style:font-size-asian="11pt" style:font-size-complex="11pt" fo:background-color="#FFFFFF"/>
    </style:style>
    <style:style style:name="T138" style:parent-style-name="HTMLCode" style:family="text">
      <style:text-properties fo:color="#292929" fo:letter-spacing="-0.0006in" fo:font-size="11pt" style:font-size-asian="11pt" style:font-size-complex="11pt" fo:background-color="#F2F2F2"/>
    </style:style>
    <style:style style:name="T139" style:parent-style-name="DefaultParagraphFont" style:family="text">
      <style:text-properties style:font-name="Georgia" fo:color="#292929" fo:letter-spacing="-0.0006in" fo:font-size="11pt" style:font-size-asian="11pt" style:font-size-complex="11pt" fo:background-color="#FFFFFF"/>
    </style:style>
    <style:style style:name="P140" style:parent-style-name="pw-post-body-paragraph" style:family="paragraph">
      <style:paragraph-properties fo:margin-top="0.3333in" fo:margin-bottom="0in" style:line-height-at-least="0.3333in" fo:background-color="#FFFFFF"/>
      <style:text-properties style:font-name="Georgia" fo:color="#292929" fo:letter-spacing="-0.0006in" fo:font-size="11pt" style:font-size-asian="11pt" style:font-size-complex="11pt" fo:background-color="#FFFFFF"/>
    </style:style>
    <style:style style:name="P141" style:parent-style-name="NormalWeb" style:family="paragraph">
      <style:paragraph-properties fo:border="0.0034in solid #D9D9E3" fo:padding="0in" style:shadow="none" fo:margin-top="0in" fo:margin-bottom="0.2083in"/>
    </style:style>
    <style:style style:name="T142" style:parent-style-name="HTMLCode" style:family="text">
      <style:text-properties style:font-name="Ubuntu Mono" fo:font-weight="bold" style:font-weight-asian="bold" style:font-weight-complex="bold" fo:font-size="10.5pt" style:font-size-asian="10.5pt" style:font-size-complex="10.5pt"/>
    </style:style>
    <style:style style:name="T143" style:parent-style-name="HTMLCode" style:family="text">
      <style:text-properties style:font-name="Ubuntu Mono" fo:font-weight="bold" style:font-weight-asian="bold" style:font-weight-complex="bold" fo:font-size="10.5pt" style:font-size-asian="10.5pt" style:font-size-complex="10.5pt"/>
    </style:style>
    <style:style style:name="P144" style:parent-style-name="NormalWeb" style:family="paragraph">
      <style:paragraph-properties fo:border="0.0034in solid #D9D9E3" fo:padding="0in" style:shadow="none" fo:margin-bottom="0.2083in"/>
    </style:style>
    <style:style style:name="P145" style:parent-style-name="NormalWeb" style:family="paragraph">
      <style:paragraph-properties fo:border="0.0034in solid #D9D9E3" fo:padding="0in" style:shadow="none" fo:margin-bottom="0.2083in"/>
    </style:style>
    <style:style style:name="P146" style:parent-style-name="NormalWeb" style:family="paragraph">
      <style:paragraph-properties fo:border="0.0034in solid #D9D9E3" fo:padding="0in" style:shadow="none" fo:margin-bottom="0.2083in"/>
    </style:style>
    <style:style style:name="P147" style:parent-style-name="NormalWeb" style:family="paragraph">
      <style:paragraph-properties fo:border="0.0034in solid #D9D9E3" fo:padding="0in" style:shadow="none" fo:margin-bottom="0.2083in"/>
    </style:style>
    <style:style style:name="P148" style:parent-style-name="NormalWeb" style:family="paragraph">
      <style:paragraph-properties fo:border="0.0034in solid #D9D9E3" fo:padding="0in" style:shadow="none" fo:margin-bottom="0.2083in"/>
    </style:style>
    <style:style style:name="P149" style:parent-style-name="NormalWeb" style:family="paragraph">
      <style:paragraph-properties fo:border="0.0034in solid #D9D9E3" fo:padding="0in" style:shadow="none" fo:margin-bottom="0.2083in"/>
    </style:style>
    <style:style style:name="P150" style:parent-style-name="NormalWeb" style:family="paragraph">
      <style:paragraph-properties fo:border="0.0034in solid #D9D9E3" fo:padding="0in" style:shadow="none" fo:margin-bottom="0.2083in"/>
    </style:style>
    <style:style style:name="P151" style:parent-style-name="NormalWeb" style:family="paragraph">
      <style:paragraph-properties fo:border="0.0034in solid #D9D9E3" fo:padding="0in" style:shadow="none" fo:margin-bottom="0.2083in"/>
    </style:style>
    <style:style style:name="P152" style:parent-style-name="NormalWeb" style:family="paragraph">
      <style:paragraph-properties fo:border="0.0034in solid #D9D9E3" fo:padding="0in" style:shadow="none" fo:margin-bottom="0.2083in"/>
    </style:style>
    <style:style style:name="P153" style:parent-style-name="NormalWeb" style:family="paragraph">
      <style:paragraph-properties fo:border="0.0034in solid #D9D9E3" fo:padding="0in" style:shadow="none" fo:margin-bottom="0.2083in"/>
    </style:style>
    <style:style style:name="P154" style:parent-style-name="NormalWeb" style:family="paragraph">
      <style:paragraph-properties fo:border="0.0034in solid #D9D9E3" fo:padding="0in" style:shadow="none" fo:margin-bottom="0.2083in"/>
    </style:style>
    <style:style style:name="P155" style:parent-style-name="NormalWeb" style:family="paragraph">
      <style:paragraph-properties fo:border="0.0034in solid #D9D9E3" fo:padding="0in" style:shadow="none" fo:margin-bottom="0.2083in"/>
    </style:style>
    <style:style style:name="P156" style:parent-style-name="NormalWeb" style:family="paragraph">
      <style:paragraph-properties fo:border="0.0034in solid #D9D9E3" fo:padding="0in" style:shadow="none" fo:margin-bottom="0.2083in"/>
    </style:style>
    <style:style style:name="P157" style:parent-style-name="NormalWeb" style:family="paragraph">
      <style:paragraph-properties fo:border="0.0034in solid #D9D9E3" fo:padding="0in" style:shadow="none" fo:margin-bottom="0.2083in"/>
    </style:style>
    <style:style style:name="P158" style:parent-style-name="NormalWeb" style:family="paragraph">
      <style:paragraph-properties fo:border="0.0034in solid #D9D9E3" fo:padding="0in" style:shadow="none" fo:margin-bottom="0.2083in"/>
    </style:style>
    <style:style style:name="P159" style:parent-style-name="NormalWeb" style:family="paragraph">
      <style:paragraph-properties fo:border="0.0034in solid #D9D9E3" fo:padding="0in" style:shadow="none" fo:margin-bottom="0.2083in"/>
    </style:style>
    <style:style style:name="P160" style:parent-style-name="NormalWeb" style:family="paragraph">
      <style:paragraph-properties fo:border="0.0034in solid #D9D9E3" fo:padding="0in" style:shadow="none" fo:margin-bottom="0.2083in"/>
    </style:style>
    <style:style style:name="P161" style:parent-style-name="NormalWeb" style:family="paragraph">
      <style:paragraph-properties fo:border="0.0034in solid #D9D9E3" fo:padding="0in" style:shadow="none" fo:margin-bottom="0.2083in"/>
    </style:style>
    <style:style style:name="P162" style:parent-style-name="NormalWeb" style:family="paragraph">
      <style:paragraph-properties fo:border="0.0034in solid #D9D9E3" fo:padding="0in" style:shadow="none" fo:margin-bottom="0.2083in"/>
    </style:style>
    <style:style style:name="P163" style:parent-style-name="NormalWeb" style:family="paragraph">
      <style:paragraph-properties fo:border="0.0034in solid #D9D9E3" fo:padding="0in" style:shadow="none" fo:margin-bottom="0.2083in"/>
    </style:style>
    <style:style style:name="P164" style:parent-style-name="NormalWeb" style:family="paragraph">
      <style:paragraph-properties fo:border="0.0034in solid #D9D9E3" fo:padding="0in" style:shadow="none" fo:margin-bottom="0.2083in"/>
    </style:style>
    <style:style style:name="P165" style:parent-style-name="NormalWeb" style:family="paragraph">
      <style:paragraph-properties fo:border="0.0034in solid #D9D9E3" fo:padding="0in" style:shadow="none" fo:margin-bottom="0.2083in"/>
    </style:style>
    <style:style style:name="P166" style:parent-style-name="NormalWeb" style:family="paragraph">
      <style:paragraph-properties fo:border="0.0034in solid #D9D9E3" fo:padding="0in" style:shadow="none" fo:margin-bottom="0.2083in"/>
    </style:style>
    <style:style style:name="P167" style:parent-style-name="NormalWeb" style:family="paragraph">
      <style:paragraph-properties fo:border="0.0034in solid #D9D9E3" fo:padding="0in" style:shadow="none" fo:margin-bottom="0.2083in"/>
    </style:style>
    <style:style style:name="P168" style:parent-style-name="NormalWeb" style:family="paragraph">
      <style:paragraph-properties fo:border="0.0034in solid #D9D9E3" fo:padding="0in" style:shadow="none" fo:margin-bottom="0.2083in"/>
    </style:style>
    <style:style style:name="P169" style:parent-style-name="NormalWeb" style:family="paragraph">
      <style:paragraph-properties fo:border="0.0034in solid #D9D9E3" fo:padding="0in" style:shadow="none" fo:margin-bottom="0.2083in"/>
    </style:style>
    <style:style style:name="P170" style:parent-style-name="NormalWeb" style:family="paragraph">
      <style:paragraph-properties fo:border="0.0034in solid #D9D9E3" fo:padding="0in" style:shadow="none" fo:margin-bottom="0.2083in"/>
    </style:style>
    <style:style style:name="P171" style:parent-style-name="NormalWeb" style:family="paragraph">
      <style:paragraph-properties fo:border="0.0034in solid #D9D9E3" fo:padding="0in" style:shadow="none" fo:margin-bottom="0.2083in"/>
    </style:style>
    <style:style style:name="P172" style:parent-style-name="NormalWeb" style:family="paragraph">
      <style:paragraph-properties fo:border="0.0034in solid #D9D9E3" fo:padding="0in" style:shadow="none" fo:margin-bottom="0.2083in"/>
    </style:style>
    <style:style style:name="P173" style:parent-style-name="NormalWeb" style:family="paragraph">
      <style:paragraph-properties fo:border="0.0034in solid #D9D9E3" fo:padding="0in" style:shadow="none" fo:margin-top="0in" fo:margin-bottom="0.2083in"/>
    </style:style>
    <style:style style:name="P174" style:parent-style-name="NormalWeb" style:family="paragraph">
      <style:paragraph-properties fo:border="0.0034in solid #D9D9E3" fo:padding="0in" style:shadow="none" fo:margin-top="0in" fo:margin-bottom="0.2083in"/>
    </style:style>
    <style:style style:name="P175" style:parent-style-name="NormalWeb" style:family="paragraph">
      <style:paragraph-properties fo:border="0.0034in solid #D9D9E3" fo:padding="0in" style:shadow="none" fo:margin-top="0in" fo:margin-bottom="0.2083in" fo:background-color="#F7F7F8"/>
    </style:style>
    <style:style style:name="T176" style:parent-style-name="DefaultParagraphFont" style:family="text">
      <style:text-properties style:font-name="Segoe UI" style:font-name-complex="Segoe UI" fo:color="#374151"/>
    </style:style>
    <style:style style:name="T177" style:parent-style-name="HTMLCode" style:family="text">
      <style:text-properties style:font-name="Ubuntu Mono" fo:font-weight="bold" style:font-weight-asian="bold" style:font-weight-complex="bold" fo:color="#374151" fo:font-size="10.5pt" style:font-size-asian="10.5pt" style:font-size-complex="10.5pt"/>
    </style:style>
    <style:style style:name="T178" style:parent-style-name="DefaultParagraphFont" style:family="text">
      <style:text-properties style:font-name="Segoe UI" style:font-name-complex="Segoe UI" fo:color="#374151"/>
    </style:style>
    <style:style style:name="T179" style:parent-style-name="DefaultParagraphFont" style:family="text">
      <style:text-properties style:font-name="Segoe UI" style:font-name-complex="Segoe UI" fo:color="#374151"/>
    </style:style>
    <style:style style:name="T180" style:parent-style-name="HTMLCode" style:family="text">
      <style:text-properties style:font-name="Ubuntu Mono" fo:font-weight="bold" style:font-weight-asian="bold" style:font-weight-complex="bold" fo:color="#374151" fo:font-size="10.5pt" style:font-size-asian="10.5pt" style:font-size-complex="10.5pt"/>
    </style:style>
    <style:style style:name="T181" style:parent-style-name="DefaultParagraphFont" style:family="text">
      <style:text-properties style:font-name="Segoe UI" style:font-name-complex="Segoe UI" fo:color="#374151"/>
    </style:style>
    <style:style style:name="P182" style:parent-style-name="NormalWeb" style:family="paragraph">
      <style:paragraph-properties fo:border="0.0034in solid #D9D9E3" fo:padding="0in" style:shadow="none" fo:margin-top="0.2083in" fo:margin-bottom="0.2083in" fo:background-color="#F7F7F8"/>
    </style:style>
    <style:style style:name="T183" style:parent-style-name="HTMLCode" style:family="text">
      <style:text-properties style:font-name="Ubuntu Mono" fo:font-weight="bold" style:font-weight-asian="bold" style:font-weight-complex="bold" fo:color="#374151" fo:font-size="10.5pt" style:font-size-asian="10.5pt" style:font-size-complex="10.5pt"/>
    </style:style>
    <style:style style:name="T184" style:parent-style-name="DefaultParagraphFont" style:family="text">
      <style:text-properties style:font-name="Segoe UI" style:font-name-complex="Segoe UI" fo:color="#374151"/>
    </style:style>
    <style:style style:name="T185" style:parent-style-name="DefaultParagraphFont" style:family="text">
      <style:text-properties style:font-name="Segoe UI" style:font-name-complex="Segoe UI" fo:color="#374151"/>
    </style:style>
    <style:style style:name="P186" style:parent-style-name="pw-post-body-paragraph" style:family="paragraph">
      <style:paragraph-properties fo:margin-top="0.3333in" fo:margin-bottom="0in" style:line-height-at-least="0.3333in" fo:background-color="#FFFFFF"/>
    </style:style>
    <style:style style:name="T187" style:parent-style-name="DefaultParagraphFont" style:family="text">
      <style:text-properties style:font-name="Segoe UI" style:font-name-complex="Segoe UI" fo:color="#D9D9E3" fo:font-size="9pt" style:font-size-asian="9pt" style:font-size-complex="9pt"/>
    </style:style>
    <style:style style:name="T188" style:parent-style-name="DefaultParagraphFont" style:family="text">
      <style:text-properties style:font-name="Segoe UI" style:font-name-complex="Segoe UI" fo:font-size="10.5pt" style:font-size-asian="10.5pt" style:font-size-complex="10.5pt"/>
    </style:style>
    <style:style style:name="P189" style:parent-style-name="pw-post-body-paragraph" style:family="paragraph">
      <style:paragraph-properties fo:margin-top="0.3333in" fo:margin-bottom="0in" style:line-height-at-least="0.3333in" fo:background-color="#FFFFFF"/>
    </style:style>
    <style:style style:name="T190" style:parent-style-name="DefaultParagraphFont" style:family="text">
      <style:text-properties style:font-name="Segoe UI" style:font-name-complex="Segoe UI" fo:color="#374151" fo:background-color="#F7F7F8"/>
    </style:style>
    <style:style style:name="T191" style:parent-style-name="HTMLCode" style:family="text">
      <style:text-properties style:font-name="Ubuntu Mono" fo:font-weight="bold" style:font-weight-asian="bold" style:font-weight-complex="bold" fo:font-size="12pt" style:font-size-asian="12pt" style:font-size-complex="12pt" fo:background-color="#F7F7F8"/>
    </style:style>
    <style:style style:name="T192" style:parent-style-name="DefaultParagraphFont" style:family="text">
      <style:text-properties style:font-name="Segoe UI" style:font-name-complex="Segoe UI" fo:color="#374151" fo:background-color="#F7F7F8"/>
    </style:style>
    <style:style style:name="T193" style:parent-style-name="HTMLCode" style:family="text">
      <style:text-properties style:font-name="Ubuntu Mono" fo:font-weight="bold" style:font-weight-asian="bold" style:font-weight-complex="bold" fo:font-size="12pt" style:font-size-asian="12pt" style:font-size-complex="12pt" fo:background-color="#F7F7F8"/>
    </style:style>
    <style:style style:name="T194" style:parent-style-name="DefaultParagraphFont" style:family="text">
      <style:text-properties style:font-name="Segoe UI" style:font-name-complex="Segoe UI" fo:color="#374151" fo:background-color="#F7F7F8"/>
    </style:style>
    <style:style style:name="T195" style:parent-style-name="HTMLCode" style:family="text">
      <style:text-properties style:font-name="Ubuntu Mono" fo:font-weight="bold" style:font-weight-asian="bold" style:font-weight-complex="bold" fo:font-size="12pt" style:font-size-asian="12pt" style:font-size-complex="12pt" fo:background-color="#F7F7F8"/>
    </style:style>
    <style:style style:name="T196" style:parent-style-name="DefaultParagraphFont" style:family="text">
      <style:text-properties style:font-name="Segoe UI" style:font-name-complex="Segoe UI" fo:color="#374151" fo:background-color="#F7F7F8"/>
    </style:style>
    <style:style style:name="P197" style:parent-style-name="pw-post-body-paragraph" style:family="paragraph">
      <style:paragraph-properties fo:margin-top="0.3333in" fo:margin-bottom="0in" style:line-height-at-least="0.3333in" fo:background-color="#FFFFFF"/>
    </style:style>
    <style:style style:name="P198" style:parent-style-name="pw-post-body-paragraph" style:family="paragraph">
      <style:paragraph-properties fo:margin-top="0.3333in" fo:margin-bottom="0in" style:line-height-at-least="0.3333in" fo:background-color="#FFFFFF"/>
    </style:style>
    <style:style style:name="P199" style:parent-style-name="pw-post-body-paragraph" style:family="paragraph">
      <style:paragraph-properties fo:margin-top="0.3333in" fo:margin-bottom="0in" style:line-height-at-least="0.3333in" fo:background-color="#FFFFFF"/>
    </style:style>
    <style:style style:name="P200" style:parent-style-name="pw-post-body-paragraph" style:family="paragraph">
      <style:paragraph-properties fo:margin-top="0.3333in" fo:margin-bottom="0in" style:line-height-at-least="0.3333in" fo:background-color="#FFFFFF"/>
    </style:style>
    <style:style style:name="P201" style:parent-style-name="pw-post-body-paragraph" style:family="paragraph">
      <style:paragraph-properties fo:margin-top="0.3333in" fo:margin-bottom="0in" style:line-height-at-least="0.3333in" fo:background-color="#FFFFFF"/>
    </style:style>
    <style:style style:name="P202" style:parent-style-name="pw-post-body-paragraph" style:family="paragraph">
      <style:paragraph-properties fo:margin-top="0.3333in" fo:margin-bottom="0in" style:line-height-at-least="0.3333in" fo:background-color="#FFFFFF"/>
    </style:style>
    <style:style style:name="P203" style:parent-style-name="pw-post-body-paragraph" style:family="paragraph">
      <style:paragraph-properties fo:margin-top="0.3333in" fo:margin-bottom="0in" style:line-height-at-least="0.3333in" fo:background-color="#FFFFFF"/>
    </style:style>
    <style:style style:name="P204" style:parent-style-name="pw-post-body-paragraph" style:family="paragraph">
      <style:paragraph-properties fo:margin-top="0.3333in" fo:margin-bottom="0in" style:line-height-at-least="0.3333in" fo:background-color="#FFFFFF"/>
    </style:style>
    <style:style style:name="P205" style:parent-style-name="pw-post-body-paragraph" style:family="paragraph">
      <style:paragraph-properties fo:margin-top="0.3333in" fo:margin-bottom="0in" style:line-height-at-least="0.3333in" fo:background-color="#FFFFFF"/>
    </style:style>
    <style:style style:name="P206" style:parent-style-name="pw-post-body-paragraph" style:family="paragraph">
      <style:paragraph-properties fo:margin-top="0.3333in" fo:margin-bottom="0in" style:line-height-at-least="0.3333in" fo:background-color="#FFFFFF"/>
    </style:style>
    <style:style style:name="P207" style:parent-style-name="pw-post-body-paragraph" style:family="paragraph">
      <style:paragraph-properties fo:margin-top="0.3333in" fo:margin-bottom="0in" style:line-height-at-least="0.3333in" fo:background-color="#FFFFFF"/>
    </style:style>
    <style:style style:name="P208" style:parent-style-name="pw-post-body-paragraph" style:family="paragraph">
      <style:paragraph-properties fo:margin-top="0.3333in" fo:margin-bottom="0in" style:line-height-at-least="0.3333in" fo:background-color="#FFFFFF"/>
    </style:style>
    <style:style style:name="P209" style:parent-style-name="pw-post-body-paragraph" style:family="paragraph">
      <style:paragraph-properties fo:margin-top="0.3333in" fo:margin-bottom="0in" style:line-height-at-least="0.3333in" fo:background-color="#FFFFFF"/>
    </style:style>
    <style:style style:name="P210" style:parent-style-name="Normal" style:family="paragraph">
      <style:paragraph-properties fo:border="0.0034in solid #D9D9E3" fo:padding="0in" style:shadow="none" fo:margin-top="0.2083in" fo:margin-bottom="0.2083in" fo:line-height="100%" fo:background-color="#F7F7F8"/>
      <style:text-properties fo:hyphenate="true"/>
    </style:style>
    <style:style style:name="T211"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12"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13"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14"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15"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16"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17"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18"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19"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20"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21"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22"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23"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24"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P225" style:parent-style-name="Normal" style:family="paragraph">
      <style:paragraph-properties fo:border="0.0034in solid #D9D9E3" fo:padding="0in" style:shadow="none" fo:margin-top="0.2083in" fo:margin-bottom="0.2083in" fo:line-height="100%" fo:background-color="#F7F7F8"/>
      <style:text-properties fo:hyphenate="true"/>
    </style:style>
    <style:style style:name="T226"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27"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28"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29"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P230" style:parent-style-name="pw-post-body-paragraph" style:family="paragraph">
      <style:paragraph-properties fo:margin-top="0.3333in" fo:margin-bottom="0in" style:line-height-at-least="0.3333in" fo:background-color="#FFFFFF"/>
    </style:style>
    <style:style style:name="P231" style:parent-style-name="Normal" style:list-style-name="LFO3" style:family="paragraph">
      <style:paragraph-properties fo:border="0.0034in solid #D9D9E3" fo:padding-top="0in" fo:padding-left="0.0694in" fo:padding-bottom="0in" fo:padding-right="0in" style:shadow="none" fo:margin-bottom="0in" fo:line-height="100%" fo:background-color="#F7F7F8"/>
      <style:text-properties fo:hyphenate="true"/>
    </style:style>
    <style:style style:name="T232"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33"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34"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35"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36"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37"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T238" style:parent-style-name="DefaultParagraphFont" style:family="text">
      <style:text-properties style:font-name="Ubuntu Mono" style:font-name-asian="Times New Roman" style:font-name-complex="Courier New" fo:font-weight="bold" style:font-weight-asian="bold" style:font-weight-complex="bold" fo:color="#374151" style:letter-kerning="false" fo:font-size="10.5pt" style:font-size-asian="10.5pt" style:font-size-complex="10.5pt" style:language-asian="en" style:country-asian="IN"/>
    </style:style>
    <style:style style:name="T239" style:parent-style-name="DefaultParagraphFont" style:family="text">
      <style:text-properties style:font-name="Segoe UI" style:font-name-asian="Times New Roman" style:font-name-complex="Segoe UI" fo:color="#374151" style:letter-kerning="false" fo:font-size="12pt" style:font-size-asian="12pt" style:font-size-complex="12pt" style:language-asian="en" style:country-asian="IN"/>
    </style:style>
    <style:style style:name="P240" style:parent-style-name="pw-post-body-paragraph" style:family="paragraph">
      <style:paragraph-properties fo:margin-top="0.3333in" fo:margin-bottom="0in" style:line-height-at-least="0.3333in" fo:margin-left="0.5in" fo:background-color="#FFFFFF">
        <style:tab-stops/>
      </style:paragraph-properties>
    </style:style>
    <style:style style:name="P241" style:parent-style-name="pw-post-body-paragraph" style:family="paragraph">
      <style:paragraph-properties fo:margin-top="0.3333in" fo:margin-bottom="0in" style:line-height-at-least="0.3333in" fo:margin-left="0.5in" fo:background-color="#FFFFFF">
        <style:tab-stops/>
      </style:paragraph-properties>
      <style:text-properties style:font-name="Segoe UI" style:font-name-complex="Segoe UI" fo:color="#374151" fo:font-size="11pt" style:font-size-asian="11pt" style:font-size-complex="11pt" fo:background-color="#F7F7F8"/>
    </style:style>
    <style:style style:name="P242" style:parent-style-name="pw-post-body-paragraph" style:family="paragraph">
      <style:paragraph-properties fo:margin-top="0.3333in" fo:margin-bottom="0in" style:line-height-at-least="0.3333in" fo:margin-left="0.5in" fo:background-color="#FFFFFF">
        <style:tab-stops/>
      </style:paragraph-properties>
      <style:text-properties style:font-name="Segoe UI" style:font-name-complex="Segoe UI" fo:color="#374151" fo:background-color="#F7F7F8"/>
    </style:style>
    <style:style style:name="P243" style:parent-style-name="pw-post-body-paragraph" style:family="paragraph">
      <style:paragraph-properties fo:margin-top="0.3333in" fo:margin-bottom="0in" style:line-height-at-least="0.3333in" fo:margin-left="0.5in" fo:background-color="#FFFFFF">
        <style:tab-stops/>
      </style:paragraph-properties>
    </style:style>
    <style:style style:name="T244" style:parent-style-name="DefaultParagraphFont" style:family="text">
      <style:text-properties style:font-name="Segoe UI" style:font-name-complex="Segoe UI" fo:color="#374151" fo:background-color="#F7F7F8"/>
    </style:style>
    <style:style style:name="P245" style:parent-style-name="pw-post-body-paragraph" style:family="paragraph">
      <style:paragraph-properties fo:margin-top="0.3333in" fo:margin-bottom="0in" style:line-height-at-least="0.3333in" fo:margin-left="0.5in" fo:background-color="#FFFFFF">
        <style:tab-stops/>
      </style:paragraph-properties>
    </style:style>
    <style:style style:name="T246" style:parent-style-name="DefaultParagraphFont" style:family="text">
      <style:text-properties style:font-name="Nunito" fo:color="#273239" fo:letter-spacing="0.0013in" fo:background-color="#FFFFFF"/>
    </style:style>
    <style:style style:name="T247" style:parent-style-name="Strong" style:family="text">
      <style:text-properties style:font-name="Nunito" fo:color="#273239" fo:letter-spacing="0.0013in" fo:background-color="#FFFFFF"/>
    </style:style>
    <style:style style:name="T248" style:parent-style-name="DefaultParagraphFont" style:family="text">
      <style:text-properties style:font-name="Nunito" fo:color="#273239" fo:letter-spacing="0.0013in" fo:background-color="#FFFFFF"/>
    </style:style>
    <style:style style:name="T249" style:parent-style-name="DefaultParagraphFont" style:family="text">
      <style:text-properties style:font-name="Nunito" fo:color="#273239" fo:letter-spacing="0.0013in" fo:background-color="#FFFFFF"/>
    </style:style>
    <style:style style:name="T250" style:parent-style-name="DefaultParagraphFont" style:family="text">
      <style:text-properties style:font-name="Nunito" fo:color="#273239" fo:letter-spacing="0.0013in" fo:background-color="#FFFFFF"/>
    </style:style>
    <style:style style:name="T251" style:parent-style-name="DefaultParagraphFont" style:family="text">
      <style:text-properties style:font-name="Nunito" fo:color="#273239" fo:letter-spacing="0.0013in" fo:font-size="13pt" style:font-size-asian="13pt" style:font-size-complex="13pt" fo:background-color="#FFFFFF"/>
    </style:style>
    <style:style style:name="P252" style:parent-style-name="pw-post-body-paragraph" style:family="paragraph">
      <style:paragraph-properties fo:margin-top="0.3333in" fo:margin-bottom="0in" style:line-height-at-least="0.3333in" fo:margin-left="0.5in" fo:background-color="#FFFFFF">
        <style:tab-stops/>
      </style:paragraph-properties>
    </style:style>
    <style:style style:name="T253" style:parent-style-name="DefaultParagraphFont" style:family="text">
      <style:text-properties style:font-name="Segoe UI" style:font-name-complex="Segoe UI" fo:color="#374151" fo:background-color="#F7F7F8"/>
    </style:style>
    <style:style style:name="T254" style:parent-style-name="HTMLCode" style:family="text">
      <style:text-properties style:font-name="Ubuntu Mono" fo:font-weight="bold" style:font-weight-asian="bold" style:font-weight-complex="bold" fo:font-size="10.5pt" style:font-size-asian="10.5pt" style:font-size-complex="10.5pt" fo:background-color="#F7F7F8"/>
    </style:style>
    <style:style style:name="T255" style:parent-style-name="DefaultParagraphFont" style:family="text">
      <style:text-properties style:font-name="Segoe UI" style:font-name-complex="Segoe UI" fo:color="#374151" fo:background-color="#F7F7F8"/>
    </style:style>
    <style:style style:name="P256" style:parent-style-name="pw-post-body-paragraph" style:family="paragraph">
      <style:paragraph-properties fo:margin-top="0.3333in" fo:margin-bottom="0in" style:line-height-at-least="0.3333in" fo:margin-left="0.5in" fo:background-color="#FFFFFF">
        <style:tab-stops/>
      </style:paragraph-properties>
      <style:text-properties style:font-name="Segoe UI" style:font-name-complex="Segoe UI" fo:color="#374151" fo:background-color="#F7F7F8"/>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P260" style:parent-style-name="Normal" style:family="paragraph">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P265" style:parent-style-name="Normal" style:family="paragraph">
      <style:text-properties fo:font-size="12pt" style:font-size-asian="12pt" style:font-size-complex="12pt"/>
    </style:style>
    <style:style style:name="P266" style:parent-style-name="Normal" style:family="paragraph">
      <style:text-properties fo:font-size="12pt" style:font-size-asian="12pt" style:font-size-complex="12pt"/>
    </style:style>
    <style:style style:name="P267" style:parent-style-name="Normal" style:family="paragraph">
      <style:text-properties fo:font-size="12pt" style:font-size-asian="12pt" style:font-size-complex="12pt"/>
    </style:style>
    <style:style style:name="P268" style:parent-style-name="Normal"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Normal" style:family="paragraph">
      <style:text-properties fo:font-size="12pt" style:font-size-asian="12pt" style:font-size-complex="12pt"/>
    </style:style>
    <style:style style:name="P272" style:parent-style-name="Normal" style:family="paragraph">
      <style:text-properties fo:font-size="12pt" style:font-size-asian="12pt" style:font-size-complex="12pt"/>
    </style:style>
    <style:style style:name="P273" style:parent-style-name="Normal" style:family="paragraph">
      <style:text-properties fo:font-size="12pt" style:font-size-asian="12pt" style:font-size-complex="12pt"/>
    </style:style>
    <style:style style:name="P274" style:parent-style-name="Normal" style:family="paragraph">
      <style:text-properties fo:font-size="12pt" style:font-size-asian="12pt" style:font-size-complex="12pt"/>
    </style:style>
    <style:style style:name="P275" style:parent-style-name="Normal" style:family="paragraph">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Normal" style:family="paragraph">
      <style:text-properties fo:font-size="12pt" style:font-size-asian="12pt" style:font-size-complex="12pt"/>
    </style:style>
    <style:style style:name="P279" style:parent-style-name="Normal" style:family="paragraph">
      <style:text-properties fo:font-size="12pt" style:font-size-asian="12pt" style:font-size-complex="12pt"/>
    </style:style>
    <style:style style:name="P280" style:parent-style-name="Normal" style:family="paragraph">
      <style:text-properties fo:font-size="12pt" style:font-size-asian="12pt" style:font-size-complex="12pt"/>
    </style:style>
    <style:style style:name="P281" style:parent-style-name="Normal" style:family="paragraph">
      <style:text-properties fo:font-size="12pt" style:font-size-asian="12pt" style:font-size-complex="12pt"/>
    </style:style>
    <style:style style:name="P282" style:parent-style-name="Normal" style:family="paragraph">
      <style:text-properties fo:font-size="12pt" style:font-size-asian="12pt" style:font-size-complex="12pt"/>
    </style:style>
    <style:style style:name="P283" style:parent-style-name="Normal" style:family="paragraph">
      <style:text-properties fo:font-size="12pt" style:font-size-asian="12pt" style:font-size-complex="12pt"/>
    </style:style>
    <style:style style:name="P284" style:parent-style-name="Normal" style:family="paragraph">
      <style:text-properties fo:font-size="12pt" style:font-size-asian="12pt" style:font-size-complex="12pt"/>
    </style:style>
    <style:style style:name="P285" style:parent-style-name="Normal" style:family="paragraph">
      <style:text-properties fo:font-size="12pt" style:font-size-asian="12pt" style:font-size-complex="12pt"/>
    </style:style>
    <style:style style:name="P286" style:parent-style-name="Normal" style:family="paragraph">
      <style:text-properties fo:font-size="12pt" style:font-size-asian="12pt" style:font-size-complex="12pt"/>
    </style:style>
    <style:style style:name="P287" style:parent-style-name="Normal" style:family="paragraph">
      <style:text-properties fo:font-size="12pt" style:font-size-asian="12pt" style:font-size-complex="12pt"/>
    </style:style>
    <style:style style:name="P288" style:parent-style-name="Normal" style:family="paragraph">
      <style:text-properties fo:font-size="12pt" style:font-size-asian="12pt" style:font-size-complex="12pt"/>
    </style:style>
    <style:style style:name="P289" style:parent-style-name="Normal" style:family="paragraph">
      <style:text-properties fo:font-size="12pt" style:font-size-asian="12pt" style:font-size-complex="12pt"/>
    </style:style>
    <style:style style:name="P290" style:parent-style-name="Normal" style:family="paragraph">
      <style:text-properties fo:font-size="12pt" style:font-size-asian="12pt" style:font-size-complex="12pt"/>
    </style:style>
    <style:style style:name="P291" style:parent-style-name="Normal" style:family="paragraph">
      <style:text-properties fo:font-size="12pt" style:font-size-asian="12pt" style:font-size-complex="12pt"/>
    </style:style>
    <style:style style:name="P292" style:parent-style-name="Normal" style:family="paragraph">
      <style:text-properties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fo:font-size="12pt" style:font-size-asian="12pt" style:font-size-complex="12pt" fo:background-color="#F7F7F8"/>
    </style:style>
    <style:style style:name="T296" style:parent-style-name="HTMLCode" style:family="text">
      <style:text-properties style:font-name="Ubuntu Mono" style:font-name-asian="Calibri" fo:font-weight="bold" style:font-weight-asian="bold" style:font-weight-complex="bold" fo:font-size="12pt" style:font-size-asian="12pt" style:font-size-complex="12pt" fo:background-color="#F7F7F8"/>
    </style:style>
    <style:style style:name="T297" style:parent-style-name="DefaultParagraphFont" style:family="text">
      <style:text-properties fo:font-size="12pt" style:font-size-asian="12pt" style:font-size-complex="12pt" fo:background-color="#F7F7F8"/>
    </style:style>
    <style:style style:name="T298" style:parent-style-name="HTMLCode" style:family="text">
      <style:text-properties style:font-name="Ubuntu Mono" style:font-name-asian="Calibri" fo:font-weight="bold" style:font-weight-asian="bold" style:font-weight-complex="bold" fo:font-size="12pt" style:font-size-asian="12pt" style:font-size-complex="12pt" fo:background-color="#F7F7F8"/>
    </style:style>
    <style:style style:name="T299" style:parent-style-name="DefaultParagraphFont" style:family="text">
      <style:text-properties fo:font-size="12pt" style:font-size-asian="12pt" style:font-size-complex="12pt" fo:background-color="#F7F7F8"/>
    </style:style>
    <style:style style:name="T300" style:parent-style-name="HTMLCode" style:family="text">
      <style:text-properties style:font-name="Ubuntu Mono" style:font-name-asian="Calibri" fo:font-weight="bold" style:font-weight-asian="bold" style:font-weight-complex="bold" fo:font-size="12pt" style:font-size-asian="12pt" style:font-size-complex="12pt" fo:background-color="#F7F7F8"/>
    </style:style>
    <style:style style:name="T301" style:parent-style-name="DefaultParagraphFont" style:family="text">
      <style:text-properties fo:font-size="12pt" style:font-size-asian="12pt" style:font-size-complex="12pt" fo:background-color="#F7F7F8"/>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size="12pt" style:font-size-asian="12pt" style:font-size-complex="12pt"/>
    </style:style>
    <style:style style:name="P309" style:parent-style-name="Normal" style:family="paragraph">
      <style:text-properties fo:font-size="12pt" style:font-size-asian="12pt" style:font-size-complex="12pt"/>
    </style:style>
    <style:style style:name="P310" style:parent-style-name="Normal" style:family="paragraph">
      <style:text-properties fo:font-size="12pt" style:font-size-asian="12pt" style:font-size-complex="12pt"/>
    </style:style>
    <style:style style:name="P311" style:parent-style-name="Normal" style:family="paragraph">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size="12pt" style:font-size-asian="12pt" style:font-size-complex="12pt"/>
    </style:style>
    <style:style style:name="P317" style:parent-style-name="Normal" style:family="paragraph">
      <style:text-properties fo:font-size="12pt" style:font-size-asian="12pt" style:font-size-complex="12pt"/>
    </style:style>
    <style:style style:name="P318" style:parent-style-name="Normal" style:family="paragraph">
      <style:text-properties fo:font-size="12pt" style:font-size-asian="12pt" style:font-size-complex="12pt"/>
    </style:style>
    <style:style style:name="P319" style:parent-style-name="Normal" style:family="paragraph">
      <style:text-properties fo:font-size="12pt" style:font-size-asian="12pt" style:font-size-complex="12pt"/>
    </style:style>
    <style:style style:name="P320" style:parent-style-name="Normal" style:family="paragraph">
      <style:text-properties fo:font-size="12pt" style:font-size-asian="12pt" style:font-size-complex="12pt"/>
    </style:style>
    <style:style style:name="P321" style:parent-style-name="Normal" style:family="paragraph">
      <style:text-properties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Normal" style:family="paragraph">
      <style:paragraph-properties fo:text-align="justify"/>
      <style:text-properties fo:font-size="12pt" style:font-size-asian="12pt" style:font-size-complex="12pt"/>
    </style:style>
    <style:style style:name="T325" style:parent-style-name="DefaultParagraphFont" style:family="text">
      <style:text-properties fo:font-size="12pt" style:font-size-asian="12pt" style:font-size-complex="12pt"/>
    </style:style>
  </office:automatic-styles>
  <office:body>
    <office:text text:use-soft-page-breaks="true">
      <text:p text:style-name="P1"><text:s text:c="65"/>INTERVIEW QUESTIONS<text:s/></text:p>
      <text:p text:style-name="P2"/>
      <text:p text:style-name="Normal">React: <text:s/></text:p>
      <text:list text:style-name="LFO1" text:continue-numbering="true">
        <text:list-item>
          <text:p text:style-name="P3">What is JSX?</text:p>
        </text:list-item>
      </text:list>
      <text:p text:style-name="P4">JSX (JavaScript XML) is an extension syntax for JavaScript that allows you to write HTML-like code within JavaScript. It is<text:s/>primarily used in the context of React, a popular JavaScript library for building user interfaces. making it easier to create interactive and reusable user interfaces in React and other libraries that support JSX.</text:p>
      <text:p text:style-name="P5"/>
      <text:list text:style-name="LFO1" text:continue-numbering="true">
        <text:list-item>
          <text:p text:style-name="P6">When to use a Class Component over a Function Component?</text:p>
        </text:list-item>
      </text:list>
      <text:p text:style-name="P7">In React, you can create components using either class components or function components. However, with the introduction of React Hooks in React 16.8, 2015 function components have become the preferred way to write components in most cases.<text:s/>Function components are simpler, more concise, and offer better performance. That being said, there are still some scenarios where using a class component might be necessary or advantageous:</text:p>
      <text:p text:style-name="P8">Legacy Code: If you are working on a project that already has class components, it might be more convenient to continue using class components for consistency and compatibility with the existing codebase.<text:s/></text:p>
      <text:p text:style-name="P9"/>
      <text:list text:style-name="LFO1" text:continue-numbering="true">
        <text:list-item>
          <text:p text:style-name="P10">What are Pure Components?</text:p>
        </text:list-item>
      </text:list>
      <text:p text:style-name="ListParagraph"><text:span text:style-name="T11">Pure Components in React are </text:span><text:span text:style-name="T12">the components which do not re-renders when the value of<text:s/></text:span><text:span text:style-name="T13">state and props has been updated with the same values</text:span><text:span text:style-name="T14">. If the value of the previous state or props and the new state or props is the same, the component is not re-rendered.</text:span><text:span text:style-name="T15"><text:s/></text:span><text:span text:style-name="T16">Pure Components restricts the re-rendering ensuring the higher performance of the C</text:span><text:span text:style-name="T17">omponent</text:span></text:p>
      <text:p text:style-name="P18"/>
      <text:p text:style-name="P19">Explanation:</text:p>
      <text:p text:style-name="P20"/>
      <text:p text:style-name="ListParagraph"><text:span text:style-name="T21">Pure Components do not depend or modify the state of variables outside their scope. These are the building blocks of Functional Programming. Before we get into the details of Pure Components in React, we need to understand the<text:s/></text:span><text:span text:style-name="T22">concept of Pure Functions in JavaScript.</text:span></text:p>
      <text:p text:style-name="P23"/>
      <text:p text:style-name="ListParagraph"><text:span text:style-name="T24">Here is a simple example of Impure Function:</text:span></text:p>
      <text:p text:style-name="P25">var initialValue = 10;</text:p>
      <text:p text:style-name="P26"/>
      <text:p text:style-name="P27">function addData(newValue) {</text:p>
      <text:p text:style-name="P28"><text:s text:c="2"/>console.log(initialValue)</text:p>
      <text:p text:style-name="P29"><text:s text:c="2"/>return initialValue + newValue;</text:p>
      <text:p text:style-name="P30">}</text:p>
      <text:p text:style-name="P31">console.log(addData(5))</text:p>
      <text:p text:style-name="P32"/>
      <text:p text:style-name="ListParagraph"><text:span text:style-name="T33">The above function takes an</text:span><text:span text:style-name="T34"><text:s/>input parameter “</text:span><text:span text:style-name="T35">newValue</text:span><text:span text:style-name="T36">” and adds value from an external variable “</text:span><text:span text:style-name="T37">initialValue</text:span><text:span text:style-name="T38">” to it. In this case, the function is dependent on<text:s/></text:span><text:soft-page-break/><text:span text:style-name="T39">variables that are not in the scope of this function, so they introduce Impurity to the given function.</text:span></text:p>
      <text:p text:style-name="P40"/>
      <text:p text:style-name="P41"/>
      <text:p text:style-name="ListParagraph"><text:span text:style-name="T42">Here is a simple</text:span><text:span text:style-name="T43"><text:s/>example of pure Function:</text:span></text:p>
      <text:p text:style-name="P44"/>
      <text:p text:style-name="P45">function addData(firstInput, secondInput) {</text:p>
      <text:p text:style-name="P46"><text:s text:c="2"/>return firstInput + secondInput;</text:p>
      <text:p text:style-name="P47">}</text:p>
      <text:p text:style-name="P48"/>
      <text:p text:style-name="P49">var getData = addData(1, 2);</text:p>
      <text:p text:style-name="P50"/>
      <text:p text:style-name="P51">The function given above defines the output on the basis of the input parameter only. No variable, other than the input parameter, is adding its impact to the output. Also, we can see that the function does not modify any other variable that does not belong to this function. Hence it adheres to the concept of Pure Functions.</text:p>
      <text:p text:style-name="P52"/>
      <text:p text:style-name="ListParagraph"><text:span text:style-name="T53">Similar to Pure Functions in<text:s/></text:span><text:span text:style-name="T54">JavaScript, a React component</text:span><text:span text:style-name="T55"> </text:span><text:span text:style-name="T56">is considered a Pure Component</text:span><text:span text:style-name="T57"> </text:span><text:span text:style-name="T58">if it renders the same output for the same state and props value. React provides the </text:span><text:span text:style-name="T59">PureComponent</text:span><text:span text:style-name="T60"> base class for these class components. Class components that extend the </text:span><text:span text:style-name="T61">React.PureComponent</text:span><text:span text:style-name="T62"> class are treated as pure components.</text:span></text:p>
      <text:p text:style-name="P63"/>
      <text:p text:style-name="ListParagraph"><text:span text:style-name="T64">It is the same as Component except that Pure Components take care of </text:span><text:span text:style-name="T65">shouldComponentUpdate</text:span><text:span text:style-name="T66"> by itself, it does the </text:span><text:span text:style-name="T67">shallow comparison </text:span><text:span text:style-name="T68">on the state and props data. If the previous state and props dat</text:span><text:span text:style-name="T69">a is the same as the next props or state, the component is not Re-rendered</text:span><text:span text:style-name="T70">.</text:span></text:p>
      <text:p text:style-name="P71"/>
      <text:p text:style-name="P72">React Components re-renders in the following scenarios:</text:p>
      <text:list text:style-name="LFO2" text:continue-numbering="true">
        <text:list-item>
          <text:p text:style-name="P73">“setState” is called in Component</text:p>
        </text:list-item>
        <text:list-item>
          <text:p text:style-name="P74">“props” values are updated</text:p>
        </text:list-item>
        <text:list-item>
          <text:p text:style-name="P75"><text:span text:style-name="T76">this.forceUpdate()</text:span><text:span text:style-name="T77"> is called</text:span></text:p>
        </text:list-item>
      </text:list>
      <text:p text:style-name="P78">In the case of Pure<text:s/>Components, the React components do not re-render blindly without considering the updated values of React “props” and “state”. If updated values are the same as previous values, render is not triggered.</text:p>
      <text:p text:style-name="P79"/>
      <text:p text:style-name="P80">See below examples impure component it rerenders every time when set state is called:</text:p>
      <text:soft-page-break/>
      <text:p text:style-name="Normal"><text:span text:style-name="T81">Take the scenario below, in which we’re updating the component’s state variable at a continuous interval of one second. With every call to “setState”, we update the </text:span><text:span text:style-name="T82">counter</text:span><text:span text:style-name="T83"> value to the same value.</text:span></text:p>
      <text:p text:style-name="P84">class ImpureComponent extends React.Component {</text:p>
      <text:p text:style-name="P85"><text:s text:c="2"/>constructor() {</text:p>
      <text:p text:style-name="P86"><text:s text:c="4"/>super();</text:p>
      <text:p text:style-name="P87"><text:s text:c="4"/>this.state = {</text:p>
      <text:p text:style-name="P88"><text:s text:c="6"/>counter: 0</text:p>
      <text:p text:style-name="P89"><text:s text:c="4"/>}</text:p>
      <text:p text:style-name="P90"><text:s text:c="4"/></text:p>
      <text:p text:style-name="P91"><text:s text:c="4"/>// The value of Counter is updated to same value during continues interval</text:p>
      <text:p text:style-name="P92"><text:s text:c="4"/></text:p>
      <text:p text:style-name="P93"><text:s text:c="4"/>setInterval(() =&gt; {</text:p>
      <text:p text:style-name="P94"><text:s text:c="6"/>this.setState({</text:p>
      <text:p text:style-name="P95"><text:s text:c="8"/>counter: 0</text:p>
      <text:p text:style-name="P96"><text:s text:c="6"/>});</text:p>
      <text:p text:style-name="P97"><text:s text:c="4"/>}, 1000);</text:p>
      <text:p text:style-name="P98"><text:s text:c="2"/>}</text:p>
      <text:p text:style-name="P99"><text:s text:c="2"/></text:p>
      <text:p text:style-name="P100"><text:s text:c="2"/>render() {</text:p>
      <text:p text:style-name="P101"><text:s text:c="4"/>return &lt;b&gt;Counter Value: {this.state.counter}&lt;/b&gt;</text:p>
      <text:p text:style-name="P102"><text:s text:c="2"/>}</text:p>
      <text:p text:style-name="P103">}</text:p>
      <text:p text:style-name="P104"/>
      <text:p text:style-name="P105"><text:span text:style-name="T106">Here, </text:span><text:span text:style-name="T107">setState</text:span><text:span text:style-name="T108"> is called and the value of “counter” is set to the same value. When </text:span><text:span text:style-name="T109">setState</text:span><text:span text:style-name="T110"> is called, the component is re-rendered. In this scenario,<text:s/></text:span><text:span text:style-name="T111">the updated component view remains the same. There is effectively no difference in the UI — the new values are unchanged. Re-rendering, in this case, is an overhead.</text:span></text:p>
      <text:soft-page-break/>
      <text:p text:style-name="P112">In order to cater to this problem, React introduced Pure Components. They compare the initial and final values for the state and props variables. If there is no difference between the two, they won’t trigger the re-rendering logic for the component.</text:p>
      <text:p text:style-name="P113">class ImpureComponent extends React.PureComponent {</text:p>
      <text:p text:style-name="P114"><text:s text:c="2"/>constructor() {</text:p>
      <text:p text:style-name="P115"><text:s text:c="4"/>super();</text:p>
      <text:p text:style-name="P116"><text:s text:c="4"/>this.state = {</text:p>
      <text:p text:style-name="P117"><text:s text:c="6"/>counter: 0</text:p>
      <text:p text:style-name="P118"><text:s text:c="4"/>}</text:p>
      <text:p text:style-name="P119"><text:s text:c="3"/>// The value of Counter is updated to same value during continues interval</text:p>
      <text:p text:style-name="P120"><text:s text:c="4"/>setInterval(() =&gt; {</text:p>
      <text:p text:style-name="P121"><text:s text:c="6"/>this.setState({</text:p>
      <text:p text:style-name="P122"><text:s text:c="8"/>counter: 0</text:p>
      <text:p text:style-name="P123"><text:s text:c="6"/>});</text:p>
      <text:p text:style-name="P124"><text:s text:c="4"/>}, 1000);</text:p>
      <text:p text:style-name="P125"><text:s text:c="2"/>}</text:p>
      <text:soft-page-break/>
      <text:p text:style-name="P126"><text:s text:c="2"/></text:p>
      <text:p text:style-name="P127"><text:s text:c="2"/>render() {</text:p>
      <text:p text:style-name="P128"><text:s text:c="4"/>// This function wont be<text:s/>re-rendered in case when the new state is same as previous</text:p>
      <text:p text:style-name="P129"><text:s text:c="4"/>return &lt;b&gt;Counter Value: {this.state.counter}&lt;/b&gt;</text:p>
      <text:p text:style-name="P130"><text:s text:c="2"/>}</text:p>
      <text:p text:style-name="P131">}</text:p>
      <text:p text:style-name="P132"><text:span text:style-name="T133">In the code above the component is inherited from </text:span><text:span text:style-name="T134">React.PureComponent</text:span><text:span text:style-name="T135">, </text:span><text:span text:style-name="T136">each time the state or props are updated it compares the<text:s/></text:span><text:span text:style-name="T137">previous and next value — if the values are the same the </text:span><text:span text:style-name="T138">Render</text:span><text:span text:style-name="T139"> function is not triggered. Performance is improved by not calling “render” recursively.</text:span></text:p>
      <text:p text:style-name="P140"/>
      <text:p text:style-name="P141">In functional components, you can achieve the equivalent of a pure component by using React's<text:s/><text:span text:style-name="T142">React.mem</text:span><text:span text:style-name="T143">o()</text:span><text:s/>higher-order component. Here's an example:</text:p>
      <text:p text:style-name="P144">import React from 'react';</text:p>
      <text:p text:style-name="P145"/>
      <text:p text:style-name="P146">const MyPureFunctionalComponent = React.memo(({ value }) =&gt; {</text:p>
      <text:p text:style-name="P147"><text:s text:c="2"/>console.log('MyPureFunctionalComponent rendered'); // Log to track rendering</text:p>
      <text:p text:style-name="P148"/>
      <text:p text:style-name="P149"><text:s text:c="2"/>return &lt;div&gt;{value}&lt;/div&gt;;</text:p>
      <text:p text:style-name="P150">});</text:p>
      <text:p text:style-name="P151"/>
      <text:soft-page-break/>
      <text:p text:style-name="P152">const<text:s/>App = () =&gt; {</text:p>
      <text:p text:style-name="P153"><text:s text:c="2"/>const [count, setCount] = React.useState(0);</text:p>
      <text:p text:style-name="P154"/>
      <text:p text:style-name="P155"><text:s text:c="2"/>React.useEffect(() =&gt; {</text:p>
      <text:p text:style-name="P156"><text:s text:c="4"/>const interval = setInterval(() =&gt; {</text:p>
      <text:p text:style-name="P157"><text:s text:c="6"/>setCount(0); // Update state with the same value repeatedly</text:p>
      <text:p text:style-name="P158"><text:s text:c="4"/>}, 1000);</text:p>
      <text:p text:style-name="P159"/>
      <text:p text:style-name="P160"><text:s text:c="4"/>return () =&gt; {</text:p>
      <text:p text:style-name="P161"><text:s text:c="6"/>clearInterval(interval);</text:p>
      <text:p text:style-name="P162"><text:s text:c="4"/>};</text:p>
      <text:p text:style-name="P163"><text:s text:c="2"/>}, []);</text:p>
      <text:p text:style-name="P164"/>
      <text:p text:style-name="P165"><text:s text:c="2"/>return (</text:p>
      <text:p text:style-name="P166"><text:s text:c="4"/>&lt;div&gt;</text:p>
      <text:p text:style-name="P167"><text:s text:c="6"/>&lt;h1&gt;Count: {count}&lt;/h1&gt;</text:p>
      <text:p text:style-name="P168"><text:s text:c="6"/>&lt;MyPureFunctionalComponent value={count} /&gt;</text:p>
      <text:p text:style-name="P169"><text:s text:c="4"/>&lt;/div&gt;</text:p>
      <text:p text:style-name="P170"><text:s text:c="2"/>);</text:p>
      <text:p text:style-name="P171">};</text:p>
      <text:p text:style-name="P172"/>
      <text:p text:style-name="P173">export default App;</text:p>
      <text:p text:style-name="P174"/>
      <text:soft-page-break/>
      <text:p text:style-name="P175"><text:span text:style-name="T176">No, it is not necessary to use<text:s/></text:span><text:span text:style-name="T177">React.memo()</text:span><text:span text:style-name="T178"><text:s/>in every<text:s/></text:span><text:span text:style-name="T179">functional component. The decision to use<text:s/></text:span><text:span text:style-name="T180">React.memo()</text:span><text:span text:style-name="T181"><text:s/>depends on your specific use case and performance requirements.</text:span></text:p>
      <text:p text:style-name="P182"><text:span text:style-name="T183">React.memo()</text:span><text:span text:style-name="T184"><text:s/>is a higher-order component that performs memoization, which means it memoizes the result of a component rendering with spec</text:span><text:span text:style-name="T185">ific props. It prevents the component from re-rendering if the incoming props are the same as the previous props, thereby optimizing performance by avoiding unnecessary re-renders.</text:span></text:p>
      <text:p text:style-name="P186"><text:span text:style-name="T187">sx</text:span><text:span text:style-name="T188"><text:line-break/></text:span>4. What is state in React?</text:p>
      <text:p text:style-name="P189"><text:s text:c="5"/>In react state is uses like variables which is used to store the data and update the data .<text:span text:style-name="T190">In React, state is managed within a component using the<text:s/></text:span><text:span text:style-name="T191">useState</text:span><text:span text:style-name="T192"><text:s/>hook or, in class components, by extending the<text:s/></text:span><text:span text:style-name="T193">React.Component</text:span><text:span text:style-name="T194"><text:s/>class and using the<text:s/></text:span><text:span text:style-name="T195">setState</text:span><text:span text:style-name="T196"><text:s/>method to update it .</text:span></text:p>
      <text:p text:style-name="P197">import React, { useState }<text:s/>from 'react';</text:p>
      <text:p text:style-name="P198">function Counter() {</text:p>
      <text:p text:style-name="P199"><text:s text:c="2"/>const [count, setCount] = useState(0);</text:p>
      <text:p text:style-name="P200">const increment = () =&gt; {</text:p>
      <text:p text:style-name="P201"><text:s text:c="4"/>setCount(count + 1);</text:p>
      <text:p text:style-name="P202"><text:s text:c="2"/>};</text:p>
      <text:p text:style-name="P203"><text:s text:c="2"/>return (</text:p>
      <text:soft-page-break/>
      <text:p text:style-name="P204"><text:s text:c="4"/>&lt;div&gt;</text:p>
      <text:p text:style-name="P205"><text:s text:c="6"/>&lt;p&gt;Count: {count}&lt;/p&gt;</text:p>
      <text:p text:style-name="P206"><text:s text:c="6"/>&lt;button<text:s/>onClick={increment}&gt;Increment&lt;/button&gt;</text:p>
      <text:p text:style-name="P207"><text:s text:c="4"/>&lt;/div&gt;</text:p>
      <text:p text:style-name="P208"><text:s text:c="2"/>);</text:p>
      <text:p text:style-name="P209">}</text:p>
      <text:p text:style-name="P210"><text:span text:style-name="T211">In this example, the<text:s/></text:span><text:span text:style-name="T212">useState</text:span><text:span text:style-name="T213"><text:s/>hook is used to define a state variable<text:s/></text:span><text:span text:style-name="T214">count</text:span><text:span text:style-name="T215"><text:s/>and its corresponding updater function<text:s/></text:span><text:span text:style-name="T216">setCount</text:span><text:span text:style-name="T217">, both initialized with a default value of 0. The<text:s/></text:span><text:span text:style-name="T218">increment</text:span><text:span text:style-name="T219"><text:s/>function<text:s/></text:span><text:span text:style-name="T220">increases the<text:s/></text:span><text:span text:style-name="T221">count</text:span><text:span text:style-name="T222"><text:s/>value when the button is clicked. The<text:s/></text:span><text:span text:style-name="T223">count</text:span><text:span text:style-name="T224"><text:s/>value is then rendered within the component.</text:span></text:p>
      <text:p text:style-name="P225"><text:span text:style-name="T226">Whenever the state is updated using the<text:s/></text:span><text:span text:style-name="T227">setCount</text:span><text:span text:style-name="T228"><text:s/>function, React will re-render the component and update the parts of the UI that depend on the sta</text:span><text:span text:style-name="T229">te value.</text:span></text:p>
      <text:p text:style-name="P230">Note: when the state or props are updated then only component is re-renderd<text:s/></text:p>
      <text:list text:style-name="LFO3" text:continue-numbering="true">
        <text:list-item>
          <text:p text:style-name="P231"><text:span text:style-name="T232">Rerendering: Rerendering happens when the component's state changes. In this example, every time the<text:s/></text:span><text:span text:style-name="T233">incrementCount</text:span><text:span text:style-name="T234"><text:s/>function is called, the state variable<text:s/></text:span><text:span text:style-name="T235">count</text:span><text:span text:style-name="T236"><text:s/>is updat</text:span><text:span text:style-name="T237">ed using<text:s/></text:span><text:span text:style-name="T238">setCount</text:span><text:span text:style-name="T239">. As a result, the component rerenders, and the updated count value is reflected in the UI without remounting the component.</text:span></text:p>
        </text:list-item>
      </text:list>
      <text:p text:style-name="P240">5. What are props in React?</text:p>
      <text:p text:style-name="P241">In React, "props" is a shorthand for "properties," and it refers to the<text:s/>mechanism used to pass data from a parent component to its child components. Props are immutable and are passed down from parent components to child components in a unidirectional manner. The parent component defines and provides the props, while the child<text:s/>component receives and uses them.</text:p>
      <text:soft-page-break/>
      <text:p text:style-name="P242">By passing props from parent components to child components, you can create reusable and flexible components that can adapt to different data inputs.</text:p>
      <text:p text:style-name="P243"><text:span text:style-name="T244">6.<text:s/></text:span>What is the purpose of callback function as an argument of<text:s/>setState()?</text:p>
      <text:p text:style-name="P245"><text:span text:style-name="T246">SetState is an asynchronous method. </text:span><text:span text:style-name="T247">Asynchronous</text:span><text:span text:style-name="T248"> means that the remaining code will get executed while the current action is being performed. Whereas synchronous code will block the code execution while the current action is being performed. So</text:span><text:span text:style-name="T249">, if you want an action to be performed only after the state has been updated you can make use of a call back function. This callback function is put as an argument to setstate method. This is the exact purpose of defining a callback function as an argumen</text:span><text:span text:style-name="T250">t of setState</text:span><text:span text:style-name="T251">.</text:span></text:p>
      <text:p text:style-name="P252"><text:span text:style-name="T253">If you try to console on the current state immediately after calling<text:s/></text:span><text:span text:style-name="T254">setState()</text:span><text:span text:style-name="T255">, it may not reflect the most recent update.<text:s/></text:span></text:p>
      <text:p text:style-name="P256"/>
      <text:p text:style-name="P257">export default function Child({data}) {</text:p>
      <text:p text:style-name="P258"><text:s text:c="2"/>const [count, setCount] = useState(0);</text:p>
      <text:p text:style-name="P259"><text:s text:c="2"/>const increment = () =&gt; {</text:p>
      <text:p text:style-name="P260"><text:s text:c="4"/>setCount(count + 1);</text:p>
      <text:p text:style-name="P261"><text:s text:c="4"/>console.log("i",count) <text:s text:c="2"/>// it give update in next render it delay the update because setcount is asychrnous function to avoid this we use callback function <text:s/>as argument</text:p>
      <text:p text:style-name="P262"><text:s text:c="2"/>};</text:p>
      <text:p text:style-name="P263"><text:s text:c="14"/>return (</text:p>
      <text:p text:style-name="P264"><text:s text:c="3"/>&lt;&gt;</text:p>
      <text:p text:style-name="P265"><text:s text:c="5"/>&lt;h1&gt;{data}&lt;/h1&gt;</text:p>
      <text:p text:style-name="P266"><text:s text:c="2"/>&lt;p&gt;Count: {count}&lt;/p&gt;</text:p>
      <text:soft-page-break/>
      <text:p text:style-name="P267"><text:s text:c="6"/>&lt;button onClick={increment}&gt;Increment&lt;/button&gt;</text:p>
      <text:p text:style-name="P268"><text:s text:c="3"/>&lt;/&gt;</text:p>
      <text:p text:style-name="P269"><text:s text:c="2"/>)</text:p>
      <text:p text:style-name="P270">}<text:s/></text:p>
      <text:p text:style-name="P271">To get ontime <text:s/>update we use call back function and catch that current update and use it<text:s/></text:p>
      <text:p text:style-name="P272">function Counter() {</text:p>
      <text:p text:style-name="P273"><text:s text:c="2"/>const [value, setValue] = useState(0);</text:p>
      <text:p text:style-name="P274"><text:s text:c="12"/>const call = () =&gt; {</text:p>
      <text:p text:style-name="P275"><text:s text:c="4"/>setValue(prevValue =&gt; { //it takes prevvalue as last update value of ‘value’</text:p>
      <text:p text:style-name="P276"><text:s text:c="6"/>const updatedValue = prevValue + 1;//here we can store current update value in ‘updatedValue’ variable and we use that current update value</text:p>
      <text:p text:style-name="P277"><text:s text:c="6"/>console.log("Updated Value: " + updatedValue);//it gives current update value<text:s/></text:p>
      <text:p text:style-name="P278"><text:s text:c="6"/>console.log("in",value)//it not updated current value but it still waits for complete above block of code to execute after then only this line is run (see<text:s/>console.log order of execution)</text:p>
      <text:p text:style-name="P279"><text:s text:c="6"/>return updatedValue;</text:p>
      <text:p text:style-name="P280"><text:s text:c="4"/>});</text:p>
      <text:p text:style-name="P281"><text:s text:c="2"/>};</text:p>
      <text:p text:style-name="P282"/>
      <text:p text:style-name="P283"><text:s text:c="2"/>return (</text:p>
      <text:p text:style-name="P284"><text:s text:c="4"/>&lt;div&gt;</text:p>
      <text:p text:style-name="P285"><text:s text:c="6"/>&lt;p&gt;Updated Value: {value}&lt;/p&gt;</text:p>
      <text:p text:style-name="P286"><text:s text:c="12"/>&lt;button onClick={call}&gt;</text:p>
      <text:p text:style-name="P287"><text:s text:c="8"/>Click to update state!</text:p>
      <text:p text:style-name="P288"><text:s text:c="6"/>&lt;/button&gt;</text:p>
      <text:p text:style-name="P289"><text:s text:c="4"/>&lt;/div&gt;</text:p>
      <text:p text:style-name="P290"><text:s text:c="2"/>);</text:p>
      <text:p text:style-name="P291">}</text:p>
      <text:p text:style-name="P292">export default Counter;</text:p>
      <text:p text:style-name="Normal"><text:span text:style-name="T293">a</text:span><text:span text:style-name="T294">nother way <text:s text:c="5"/></text:span><text:span text:style-name="T295">If you want to see the updated state immediately after calling<text:s/></text:span><text:span text:style-name="T296">setCount()</text:span><text:span text:style-name="T297">, you can use the<text:s/></text:span><text:span text:style-name="T298">useEffect()</text:span><text:span text:style-name="T299"><text:s/>hook to log the value of<text:s/></text:span><text:span text:style-name="T300">count</text:span><text:span text:style-name="T301"><text:s/>after the state has been updated and the component has re-rendered: <text:s text:c="4"/></text:span></text:p>
      <text:soft-page-break/>
      <text:p text:style-name="P302">import React, { useState, useEffect } from 'react';</text:p>
      <text:p text:style-name="P303"/>
      <text:p text:style-name="P304">function Counter() {</text:p>
      <text:p text:style-name="P305"><text:s text:c="2"/>const [count, setCount] = useState(0);</text:p>
      <text:p text:style-name="P306"/>
      <text:p text:style-name="P307"><text:s text:c="2"/>console.log("out", count);</text:p>
      <text:p text:style-name="P308"/>
      <text:p text:style-name="P309"><text:s text:c="2"/>useEffect(() =&gt; {</text:p>
      <text:p text:style-name="P310"><text:s text:c="4"/>console.log("in", count);</text:p>
      <text:p text:style-name="P311"><text:s text:c="2"/>}, [count]);</text:p>
      <text:p text:style-name="P312"/>
      <text:p text:style-name="P313"><text:s text:c="2"/>const increment = () =&gt; {</text:p>
      <text:p text:style-name="P314"><text:s text:c="4"/>setCount(prevCount =&gt; prevCount + 1);</text:p>
      <text:p text:style-name="P315"><text:s text:c="2"/>};</text:p>
      <text:p text:style-name="P316"/>
      <text:p text:style-name="P317"><text:s text:c="2"/>return (</text:p>
      <text:p text:style-name="P318"><text:s text:c="4"/>&lt;div&gt;</text:p>
      <text:p text:style-name="P319"><text:s text:c="6"/>&lt;p&gt;Count: {count}&lt;/p&gt;</text:p>
      <text:p text:style-name="P320"><text:s text:c="6"/>&lt;button onClick={increment}&gt;Increment&lt;/button&gt;</text:p>
      <text:p text:style-name="P321"><text:s text:c="4"/>&lt;/div&gt;</text:p>
      <text:p text:style-name="P322"><text:s text:c="2"/>);</text:p>
      <text:p text:style-name="P323">}</text:p>
      <text:p text:style-name="P324"/>
      <text:p text:style-name="Normal"><text:span text:style-name="T325">export default Coun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Ubuntu Mono" svg:font-family="Ubuntu Mono" style:font-family-generic="modern" style:font-pitch="fixed"/>
    <style:font-face style:name="Nunito" svg:font-family="Nuni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mk" style:display-name="mk"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rendra Kumar Sahu</meta:initial-creator>
    <dc:creator>Birendra Kumar Sahu</dc:creator>
    <meta:creation-date>2023-06-03T09:26:00Z</meta:creation-date>
    <dc:date>2023-06-03T09:26:00Z</dc:date>
    <meta:template xlink:href="Normal" xlink:type="simple"/>
    <meta:editing-cycles>2</meta:editing-cycles>
    <meta:editing-duration>PT4200S</meta:editing-duration>
    <meta:user-defined meta:name="MSIP_Label_3351ac48-f2ec-47d6-b214-43b916e392ff_Enabled">true</meta:user-defined>
    <meta:user-defined meta:name="MSIP_Label_3351ac48-f2ec-47d6-b214-43b916e392ff_SetDate">2023-06-01T15:58:36Z</meta:user-defined>
    <meta:user-defined meta:name="MSIP_Label_3351ac48-f2ec-47d6-b214-43b916e392ff_Method">Standard</meta:user-defined>
    <meta:user-defined meta:name="MSIP_Label_3351ac48-f2ec-47d6-b214-43b916e392ff_Name">3351ac48-f2ec-47d6-b214-43b916e392ff</meta:user-defined>
    <meta:user-defined meta:name="MSIP_Label_3351ac48-f2ec-47d6-b214-43b916e392ff_SiteId">5af76741-f886-4d20-ad04-775dee0ce762</meta:user-defined>
    <meta:user-defined meta:name="MSIP_Label_3351ac48-f2ec-47d6-b214-43b916e392ff_ActionId">3a7ab7c0-df87-413c-aba8-860137429233</meta:user-defined>
    <meta:user-defined meta:name="MSIP_Label_3351ac48-f2ec-47d6-b214-43b916e392ff_ContentBits">0</meta:user-defined>
    <meta:document-statistic meta:page-count="11" meta:paragraph-count="23" meta:word-count="1740" meta:character-count="11636" meta:row-count="82" meta:non-whitespace-character-count="9919"/>
  </office:meta>
</office:document-meta>
</file>